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fo:min-height="0.712cm"/>
    </style:style>
    <style:style style:name="pr1" style:family="presentation" style:parent-style-name="Padrão-title">
      <style:graphic-properties fo:min-height="6.68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3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ff333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/>
    </style:style>
    <style:style style:name="T6" style:family="text">
      <style:text-properties fo:color="#ff3333" fo:font-weight="normal" style:font-weight-asian="normal" style:font-weight-complex="normal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8cm" svg:height="6.68cm" svg:x="1cm" svg:y="4.35cm" presentation:class="title" presentation:user-transformed="true">
          <draw:text-box>
            <text:p>Curso de Assembly x86<text:line-break/>64 – Bits<text:line-break/><text:line-break/>Prof. Ronaldo Luiz Alonso<text:line-break/>UFM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3" draw:layer="layout" svg:width="25.199cm" svg:height="2.63cm" svg:x="1.4cm" svg:y="0.627cm" presentation:class="title">
          <draw:text-box>
            <text:p>Instrução ca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all</text:span> &lt;endereço-da-função&gt;</text:p>
                <text:list>
                  <text:list-item>
                    <text:p>Coloca na pilha o endereço imediatamente após o endereço da função.</text:p>
                  </text:list-item>
                  <text:list-item>
                    <text:p>Desvia para o endereço da função (faz o ponteiro de instrução receber o valor do endereço da função).</text:p>
                  </text:list-item>
                </text:list>
              </text:list-item>
              <text:list-item>
                <text:p><text:span text:style-name="T1">ret</text:span></text:p>
                <text:list>
                  <text:list-item>
                    <text:p>Retira da pilha o endereço que está no topo.</text:p>
                  </text:list-item>
                  <text:list-item>
                    <text:p>Desvia para este endereço (faz o ponteiro de instrução receber esse endereç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3" draw:layer="layout" svg:width="25.199cm" svg:height="2.63cm" svg:x="1.4cm" svg:y="0.627cm" presentation:class="title">
          <draw:text-box>
            <text:p>Pilha</text:p>
          </draw:text-box>
        </draw:frame>
        <draw:frame presentation:style-name="pr4" draw:layer="layout" svg:width="25.4cm" svg:height="10.515cm" svg:x="1.4cm" svg:y="3.685cm" presentation:class="outline" presentation:user-transformed="true">
          <draw:text-box>
            <text:list text:style-name="L2">
              <text:list-item>
                <text:p>A pilha possui dois ponteiros</text:p>
                <text:list>
                  <text:list-item>
                    <text:p>SP: Aponta para o topo da pilha</text:p>
                  </text:list-item>
                  <text:list-item>
                    <text:p>BP: aponta para a base da pilha</text:p>
                  </text:list-item>
                </text:list>
              </text:list-item>
              <text:list-item>
                <text:p>A instrução <text:span text:style-name="T1">push</text:span> coloca um valor na pilha (incrementa ou decrementa sp e coloca um valor na posição apontada por sp)</text:p>
              </text:list-item>
              <text:list-item>
                <text:p>A instrução <text:span text:style-name="T1">pop</text:span> retira um valor da pilha (incrementa ou decrementa sp e coloca um valor na posição apontada por sp)</text:p>
              </text:list-item>
              <text:list-item>
                <text:p>A instrução call coloca um endereço na pilha (endereço para onde a função chamada deve retornar).</text:p>
              </text:list-item>
              <text:list-item>
                <text:p>A instrução ret retira um endereço da pilha (endereço para onde a função chamada deve retornar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3" draw:layer="layout" svg:width="25.199cm" svg:height="2.63cm" svg:x="1.4cm" svg:y="0.627cm" presentation:class="title">
          <draw:text-box>
            <text:p>Convenção de chamada de funçõ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amador empilhar os parâmetros</text:p>
              </text:list-item>
              <text:list-item>
                <text:p>Chamador chama função</text:p>
              </text:list-item>
              <text:list-item>
                <text:p>Função chamada cria as variáveis locais</text:p>
              </text:list-item>
              <text:list-item>
                <text:p>Função chamada destrói as variáveis locais</text:p>
              </text:list-item>
              <text:list-item>
                <text:p>Função chamada coloca o endereço de retorno na pilha</text:p>
              </text:list-item>
              <text:list-item>
                <text:p>Chamador retira o valor retornado da pilha colocado pela função chamad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2">void</text:span><text:span text:style-name="T3"> main(</text:span><text:span text:style-name="T2">void</text:span><text:span text:style-name="T3">) {</text:span></text:p>
            <text:p><text:s text:c="4"/><text:span text:style-name="T1">int</text:span> a, b, c;</text:p>
            <text:p><text:s text:c="4"/>c = func1(a,b);</text:p>
            <text:p><text:s text:c="4"/><text:span text:style-name="T1">return</text:span> 0;</text:p>
            <text:p><text:s text:c="2"/>}</text:p>
            <text:p/>
            <text:p><text:s/><text:span text:style-name="T1">int</text:span> func1(<text:span text:style-name="T1">int</text:span> a, <text:span text:style-name="T1">int</text:span> b) {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8cm" svg:y="10.8cm">
          <draw:text-box>
            <text:p>Endereço para onde main deve retornar</text:p>
          </draw:text-box>
        </draw:frame>
        <draw:line draw:style-name="gr3" draw:text-style-name="P4" draw:layer="layout" svg:x1="17.1cm" svg:y1="15.3cm" svg:x2="19.3cm" svg:y2="15.3cm">
          <text:p/>
        </draw:line>
        <draw:frame draw:style-name="gr4" draw:text-style-name="P3" draw:layer="layout" svg:width="1.205cm" svg:height="0.962cm" svg:x="15.9cm" svg:y="14.838cm">
          <draw:text-box>
            <text:p>bp</text:p>
          </draw:text-box>
        </draw:frame>
        <draw:line draw:style-name="gr3" draw:text-style-name="P4" draw:layer="layout" svg:x1="17.2cm" svg:y1="11.8cm" svg:x2="19.4cm" svg:y2="11.8cm">
          <text:p/>
        </draw:line>
        <draw:frame draw:style-name="gr4" draw:text-style-name="P3" draw:layer="layout" svg:width="1.171cm" svg:height="0.962cm" svg:x="15.8cm" svg:y="11.4cm">
          <draw:text-box>
            <text:p>sp</text:p>
          </draw:text-box>
        </draw:frame>
        <draw:frame draw:style-name="standard" draw:layer="layout" svg:width="5.819cm" svg:height="0.962cm" svg:x="19.802cm" svg:y="13.2cm">
          <draw:text-box>
            <text:p/>
          </draw:text-box>
        </draw:frame>
        <draw:frame draw:style-name="gr2" draw:text-style-name="P3" draw:layer="layout" svg:width="7.2cm" svg:height="13.76cm" svg:x="8.7cm" svg:y="1.152cm">
          <draw:text-box>
            <text:p><text:span text:style-name="T3">main:</text:span></text:p>
            <text:p><text:s text:c="4"/>push rbp <text:s text:c="3"/></text:p>
            <text:p><text:s text:c="4"/>mov rbp,rsp <text:s text:c="3"/></text:p>
            <text:p><text:s text:c="4"/><text:span text:style-name="T4">sub rsp, 12</text:span></text:p>
            <text:p><text:span text:style-name="T4"><text:s text:c="4"/></text:span><text:span text:style-name="T4">push [rbp-4]</text:span></text:p>
            <text:p><text:span text:style-name="T4"><text:s text:c="4"/></text:span><text:span text:style-name="T4">push [rbp-8] </text:span></text:p>
            <text:p><text:s text:c="4"/>call func1</text:p>
            <text:p><text:s text:c="4"/>mov [rbp-12],eax</text:p>
            <text:p><text:s text:c="4"/>mov rsp,rbp</text:p>
            <text:p><text:s text:c="4"/>pop rbp</text:p>
            <text:p><text:s text:c="4"/>ret</text:p>
            <text:p><text:s/></text:p>
            <text:p>func1: </text:p>
            <text:p><text:s text:c="4"/>push rbp</text:p>
            <text:p><text:s text:c="4"/>mov rbp,rsp</text:p>
            <text:p><text:s text:c="4"/>sub rsp, 8</text:p>
            <text:p><text:s text:c="5"/>…</text:p>
            <text:p><text:s text:c="4"/>add rsp,12</text:p>
            <text:p><text:s text:c="4"/>re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2">void</text:span><text:span text:style-name="T3"> main(</text:span><text:span text:style-name="T2">void</text:span><text:span text:style-name="T3">) {</text:span></text:p>
            <text:p><text:s text:c="4"/><text:span text:style-name="T1">int</text:span> a, b, c;</text:p>
            <text:p><text:s text:c="4"/>c = func1(a,b);</text:p>
            <text:p><text:s text:c="4"/><text:span text:style-name="T1">return</text:span> 0;</text:p>
            <text:p><text:s text:c="2"/>}</text:p>
            <text:p/>
            <text:p><text:s/><text:span text:style-name="T1">int</text:span> func1(<text:span text:style-name="T1">int</text:span> a, <text:span text:style-name="T1">int</text:span> b) {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8cm" svg:y="10.8cm">
          <draw:text-box>
            <text:p>Endereço para onde main deve retornar</text:p>
          </draw:text-box>
        </draw:frame>
        <draw:line draw:style-name="gr3" draw:text-style-name="P4" draw:layer="layout" svg:x1="17.1cm" svg:y1="15.3cm" svg:x2="19.3cm" svg:y2="15.3cm">
          <text:p/>
        </draw:line>
        <draw:frame draw:style-name="gr4" draw:text-style-name="P3" draw:layer="layout" svg:width="1.205cm" svg:height="0.962cm" svg:x="15.9cm" svg:y="14.838cm">
          <draw:text-box>
            <text:p>bp</text:p>
          </draw:text-box>
        </draw:frame>
        <draw:line draw:style-name="gr3" draw:text-style-name="P4" draw:layer="layout" svg:x1="17.2cm" svg:y1="10cm" svg:x2="19.4cm" svg:y2="10cm">
          <text:p/>
        </draw:line>
        <draw:frame draw:style-name="gr4" draw:text-style-name="P3" draw:layer="layout" svg:width="1.171cm" svg:height="0.962cm" svg:x="15.8cm" svg:y="9.6cm">
          <draw:text-box>
            <text:p>sp</text:p>
          </draw:text-box>
        </draw:frame>
        <draw:frame draw:style-name="standard" draw:layer="layout" svg:width="5.819cm" svg:height="0.962cm" svg:x="19.802cm" svg:y="13.2cm">
          <draw:text-box>
            <text:p/>
          </draw:text-box>
        </draw:frame>
        <draw:frame draw:style-name="standard" draw:layer="layout" svg:width="5.819cm" svg:height="1.673cm" svg:x="19.8cm" svg:y="9.2cm">
          <draw:text-box>
            <text:p>Endereço bp antigo</text:p>
          </draw:text-box>
        </draw:frame>
        <draw:frame draw:style-name="gr2" draw:text-style-name="P3" draw:layer="layout" svg:width="7.2cm" svg:height="13.76cm" svg:x="8.7cm" svg:y="1.153cm">
          <draw:text-box>
            <text:p><text:span text:style-name="T5">main:</text:span></text:p>
            <text:p><text:s text:c="4"/><text:span text:style-name="T3">push rbp <text:s/></text:span><text:s text:c="2"/></text:p>
            <text:p><text:s text:c="4"/>mov rbp,rsp <text:s text:c="3"/></text:p>
            <text:p><text:s text:c="4"/><text:span text:style-name="T4">sub rsp, 12</text:span></text:p>
            <text:p><text:span text:style-name="T4"><text:s text:c="4"/></text:span><text:span text:style-name="T4">push [rbp-4]</text:span></text:p>
            <text:p><text:span text:style-name="T4"><text:s text:c="4"/></text:span><text:span text:style-name="T4">push [rbp-8] </text:span></text:p>
            <text:p><text:s text:c="4"/>call func1</text:p>
            <text:p><text:s text:c="4"/>mov [rbp-12],eax</text:p>
            <text:p><text:s text:c="4"/>mov rsp,rbp</text:p>
            <text:p><text:s text:c="4"/>pop rbp</text:p>
            <text:p><text:s text:c="4"/>ret</text:p>
            <text:p><text:s/></text:p>
            <text:p>func1: </text:p>
            <text:p><text:s text:c="4"/>push rbp</text:p>
            <text:p><text:s text:c="4"/>mov rbp,rsp</text:p>
            <text:p><text:s text:c="4"/>sub rsp, 8</text:p>
            <text:p><text:s text:c="5"/>…</text:p>
            <text:p><text:s text:c="4"/>add rsp,12</text:p>
            <text:p><text:s text:c="4"/>re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2">void</text:span><text:span text:style-name="T3"> main(</text:span><text:span text:style-name="T2">void</text:span><text:span text:style-name="T3">) {</text:span></text:p>
            <text:p><text:s text:c="4"/><text:span text:style-name="T1">int</text:span> a, b, c;</text:p>
            <text:p><text:s text:c="4"/>c = func1(a,b);</text:p>
            <text:p><text:s text:c="4"/><text:span text:style-name="T1">return</text:span> 0;</text:p>
            <text:p><text:s text:c="2"/>}</text:p>
            <text:p/>
            <text:p><text:s/><text:span text:style-name="T1">int</text:span> func1(<text:span text:style-name="T1">int</text:span> a, <text:span text:style-name="T1">int</text:span> b) {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8cm" svg:y="10.8cm">
          <draw:text-box>
            <text:p>Endereço para onde main deve retornar</text:p>
          </draw:text-box>
        </draw:frame>
        <draw:line draw:style-name="gr3" draw:text-style-name="P4" draw:layer="layout" svg:x1="17.2cm" svg:y1="10.6cm" svg:x2="19.4cm" svg:y2="10.6cm">
          <text:p/>
        </draw:line>
        <draw:frame draw:style-name="gr4" draw:text-style-name="P3" draw:layer="layout" svg:width="1.205cm" svg:height="0.962cm" svg:x="15.766cm" svg:y="10.2cm">
          <draw:text-box>
            <text:p>bp</text:p>
          </draw:text-box>
        </draw:frame>
        <draw:line draw:style-name="gr3" draw:text-style-name="P4" draw:layer="layout" svg:x1="17.2cm" svg:y1="10cm" svg:x2="19.4cm" svg:y2="10cm">
          <text:p/>
        </draw:line>
        <draw:frame draw:style-name="gr4" draw:text-style-name="P3" draw:layer="layout" svg:width="1.171cm" svg:height="0.962cm" svg:x="15.8cm" svg:y="9.6cm">
          <draw:text-box>
            <text:p>sp</text:p>
          </draw:text-box>
        </draw:frame>
        <draw:frame draw:style-name="standard" draw:layer="layout" svg:width="5.819cm" svg:height="0.962cm" svg:x="19.802cm" svg:y="13.2cm">
          <draw:text-box>
            <text:p/>
          </draw:text-box>
        </draw:frame>
        <draw:frame draw:style-name="standard" draw:layer="layout" svg:width="5.819cm" svg:height="1.673cm" svg:x="19.8cm" svg:y="9.2cm">
          <draw:text-box>
            <text:p>Endereço bp antigo</text:p>
          </draw:text-box>
        </draw:frame>
        <draw:path draw:style-name="gr5" draw:text-style-name="P4" draw:layer="layout" svg:width="2.416cm" svg:height="3.436cm" draw:transform="rotate (0.160395758258279) translate (24.528324701629cm 10.1064639228225cm)" svg:viewBox="0 0 2417 3437" svg:d="M0 17c417-68 821 91 1230 141 411 51 828 264 1067 609 202 292 94 671 70 1002-22 320-127 654-402 867-318 246-641 490-1008 653l-312 124-33 24">
          <text:p/>
        </draw:path>
        <draw:frame draw:style-name="gr2" draw:text-style-name="P3" draw:layer="layout" svg:width="7.2cm" svg:height="13.76cm" svg:x="8.7cm" svg:y="1.154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3">mov rbp,rsp <text:s text:c="3"/></text:span></text:p>
            <text:p><text:s text:c="4"/><text:span text:style-name="T4">sub rsp, 12</text:span></text:p>
            <text:p><text:span text:style-name="T4"><text:s text:c="4"/></text:span><text:span text:style-name="T4">push [rbp-4]</text:span></text:p>
            <text:p><text:span text:style-name="T4"><text:s text:c="4"/></text:span><text:span text:style-name="T4">push [rbp-8] </text:span></text:p>
            <text:p><text:s text:c="4"/>call func1</text:p>
            <text:p><text:s text:c="4"/>mov [rbp-12],eax</text:p>
            <text:p><text:s text:c="4"/>mov rsp,rbp</text:p>
            <text:p><text:s text:c="4"/>pop rbp</text:p>
            <text:p><text:s text:c="4"/>ret</text:p>
            <text:p><text:s/></text:p>
            <text:p>func1: </text:p>
            <text:p><text:s text:c="4"/>push rbp</text:p>
            <text:p><text:s text:c="4"/>mov rbp,rsp</text:p>
            <text:p><text:s text:c="4"/>sub rsp, 8</text:p>
            <text:p><text:s text:c="5"/>…</text:p>
            <text:p><text:s text:c="4"/>add rsp,12</text:p>
            <text:p><text:s text:c="4"/>re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draw:style-name="standard" draw:layer="layout" svg:width="5.819cm" svg:height="2.384cm" svg:x="19.8cm" svg:y="10.8cm">
          <draw:text-box>
            <text:p>Endereço para onde main deve retornar</text:p>
          </draw:text-box>
        </draw:frame>
        <draw:line draw:style-name="gr3" draw:text-style-name="P4" draw:layer="layout" svg:x1="17.2cm" svg:y1="10cm" svg:x2="19.4cm" svg:y2="10cm">
          <text:p/>
        </draw:line>
        <draw:frame draw:style-name="gr4" draw:text-style-name="P3" draw:layer="layout" svg:width="1.205cm" svg:height="0.962cm" svg:x="15.695cm" svg:y="9.5cm">
          <draw:text-box>
            <text:p>bp</text:p>
          </draw:text-box>
        </draw:frame>
        <draw:line draw:style-name="gr3" draw:text-style-name="P4" draw:layer="layout" svg:x1="17.2cm" svg:y1="6.938cm" svg:x2="19.4cm" svg:y2="6.938cm">
          <text:p/>
        </draw:line>
        <draw:frame draw:style-name="gr4" draw:text-style-name="P3" draw:layer="layout" svg:width="1.171cm" svg:height="0.962cm" svg:x="15.8cm" svg:y="6.538cm">
          <draw:text-box>
            <text:p>sp</text:p>
          </draw:text-box>
        </draw:frame>
        <draw:frame draw:style-name="standard" draw:layer="layout" svg:width="5.819cm" svg:height="0.962cm" svg:x="19.801cm" svg:y="8.338cm">
          <draw:text-box>
            <text:p>a</text:p>
          </draw:text-box>
        </draw:frame>
        <draw:frame draw:style-name="standard" draw:layer="layout" svg:width="5.819cm" svg:height="0.962cm" svg:x="19.802cm" svg:y="7.338cm">
          <draw:text-box>
            <text:p>b</text:p>
          </draw:text-box>
        </draw:frame>
        <draw:frame draw:style-name="standard" draw:layer="layout" svg:width="5.819cm" svg:height="0.962cm" svg:x="19.802cm" svg:y="6.338cm">
          <draw:text-box>
            <text:p>c</text:p>
          </draw:text-box>
        </draw:frame>
        <draw:frame draw:style-name="gr2" draw:text-style-name="P3" draw:layer="layout" svg:width="7.2cm" svg:height="13.049cm" svg:x="1cm" svg:y="1.152cm">
          <draw:text-box>
            <text:p><text:span text:style-name="T1">void</text:span> main(<text:span text:style-name="T1">void</text:span>) {</text:p>
            <text:p><text:s text:c="4"/><text:span text:style-name="T2">int</text:span><text:span text:style-name="T3"> a, b, c;</text:span></text:p>
            <text:p><text:s text:c="4"/>c = func1(a,b);</text:p>
            <text:p><text:s text:c="4"/><text:span text:style-name="T1">return</text:span> 0;</text:p>
            <text:p><text:s text:c="2"/>}</text:p>
            <text:p/>
            <text:p><text:s/><text:span text:style-name="T1">int</text:span> func1(<text:span text:style-name="T1">int</text:span> a, <text:span text:style-name="T1">int</text:span> b) {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0.962cm" svg:x="19.802cm" svg:y="13.2cm">
          <draw:text-box>
            <text:p/>
          </draw:text-box>
        </draw:frame>
        <draw:frame draw:style-name="standard" draw:layer="layout" svg:width="5.819cm" svg:height="1.673cm" svg:x="19.781cm" svg:y="9.238cm">
          <draw:text-box>
            <text:p>Endereço bp antigo</text:p>
          </draw:text-box>
        </draw:frame>
        <draw:frame draw:style-name="gr2" draw:text-style-name="P3" draw:layer="layout" svg:width="7.2cm" svg:height="13.76cm" svg:x="8.7cm" svg:y="1.155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6">sub rsp, 12</text:span></text:p>
            <text:p><text:span text:style-name="T4"><text:s text:c="4"/></text:span><text:span text:style-name="T4">push [rbp-4]</text:span></text:p>
            <text:p><text:span text:style-name="T4"><text:s text:c="4"/></text:span><text:span text:style-name="T4">push [rbp-8] </text:span></text:p>
            <text:p><text:s text:c="4"/>call func1</text:p>
            <text:p><text:s text:c="4"/>mov [rbp-12],eax</text:p>
            <text:p><text:s text:c="4"/>mov rsp,rbp</text:p>
            <text:p><text:s text:c="4"/>pop rbp</text:p>
            <text:p><text:s text:c="4"/>ret</text:p>
            <text:p><text:s/></text:p>
            <text:p>func1: </text:p>
            <text:p><text:s text:c="4"/>push rbp</text:p>
            <text:p><text:s text:c="4"/>mov rbp,rsp</text:p>
            <text:p><text:s text:c="4"/>sub rsp, 8</text:p>
            <text:p><text:s text:c="5"/>…</text:p>
            <text:p><text:s text:c="4"/>add rsp,12</text:p>
            <text:p><text:s text:c="4"/>re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draw:style-name="standard" draw:layer="layout" svg:width="5.819cm" svg:height="2.384cm" svg:x="19.8cm" svg:y="10.8cm">
          <draw:text-box>
            <text:p>Endereço para onde main deve retornar</text:p>
          </draw:text-box>
        </draw:frame>
        <draw:line draw:style-name="gr3" draw:text-style-name="P4" draw:layer="layout" svg:x1="17.2cm" svg:y1="10cm" svg:x2="19.4cm" svg:y2="10cm">
          <text:p/>
        </draw:line>
        <draw:frame draw:style-name="gr4" draw:text-style-name="P3" draw:layer="layout" svg:width="1.205cm" svg:height="0.962cm" svg:x="15.695cm" svg:y="9.5cm">
          <draw:text-box>
            <text:p>bp</text:p>
          </draw:text-box>
        </draw:frame>
        <draw:line draw:style-name="gr3" draw:text-style-name="P4" draw:layer="layout" svg:x1="17.2cm" svg:y1="6.938cm" svg:x2="19.4cm" svg:y2="6.938cm">
          <text:p/>
        </draw:line>
        <draw:frame draw:style-name="gr4" draw:text-style-name="P3" draw:layer="layout" svg:width="1.171cm" svg:height="0.962cm" svg:x="15.8cm" svg:y="6.538cm">
          <draw:text-box>
            <text:p>sp</text:p>
          </draw:text-box>
        </draw:frame>
        <draw:frame draw:style-name="standard" draw:layer="layout" svg:width="5.819cm" svg:height="0.962cm" svg:x="19.801cm" svg:y="8.338cm">
          <draw:text-box>
            <text:p>a</text:p>
          </draw:text-box>
        </draw:frame>
        <draw:frame draw:style-name="standard" draw:layer="layout" svg:width="5.819cm" svg:height="0.962cm" svg:x="19.802cm" svg:y="7.338cm">
          <draw:text-box>
            <text:p>b</text:p>
          </draw:text-box>
        </draw:frame>
        <draw:frame draw:style-name="standard" draw:layer="layout" svg:width="5.819cm" svg:height="0.962cm" svg:x="19.802cm" svg:y="6.338cm">
          <draw:text-box>
            <text:p>c</text:p>
          </draw:text-box>
        </draw:frame>
        <draw:frame draw:style-name="gr2" draw:text-style-name="P3" draw:layer="layout" svg:width="7.2cm" svg:height="13.049cm" svg:x="1cm" svg:y="1.152cm">
          <draw:text-box>
            <text:p><text:span text:style-name="T1">void</text:span> main(<text:span text:style-name="T1">void</text:span>) {</text:p>
            <text:p><text:s text:c="4"/><text:span text:style-name="T2">int</text:span><text:span text:style-name="T3"> a, b, c;</text:span></text:p>
            <text:p><text:s text:c="4"/>c = func1(a,b);</text:p>
            <text:p><text:s text:c="4"/><text:span text:style-name="T1">return</text:span> 0;</text:p>
            <text:p><text:s text:c="2"/>}</text:p>
            <text:p/>
            <text:p><text:s/><text:span text:style-name="T1">int</text:span> func1(<text:span text:style-name="T1">int</text:span> a, <text:span text:style-name="T1">int</text:span> b) {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0.962cm" svg:x="19.802cm" svg:y="13.2cm">
          <draw:text-box>
            <text:p/>
          </draw:text-box>
        </draw:frame>
        <draw:frame draw:style-name="standard" draw:layer="layout" svg:width="5.819cm" svg:height="1.673cm" svg:x="19.781cm" svg:y="9.238cm">
          <draw:text-box>
            <text:p>Endereço bp antigo</text:p>
          </draw:text-box>
        </draw:frame>
        <draw:frame draw:style-name="gr2" draw:text-style-name="P3" draw:layer="layout" svg:width="7.2cm" svg:height="13.76cm" svg:x="8.7cm" svg:y="1.155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7">sub rsp, 12</text:span></text:p>
            <text:p><text:span text:style-name="T4"><text:s text:c="4"/></text:span><text:span text:style-name="T6">push [rbp-4]</text:span></text:p>
            <text:p><text:span text:style-name="T4"><text:s text:c="4"/></text:span><text:span text:style-name="T4">push [rbp-8] </text:span></text:p>
            <text:p><text:s text:c="4"/>call func1</text:p>
            <text:p><text:s text:c="4"/>mov [rbp-12],eax</text:p>
            <text:p><text:s text:c="4"/>mov rsp,rbp</text:p>
            <text:p><text:s text:c="4"/>pop rbp</text:p>
            <text:p><text:s text:c="4"/>ret</text:p>
            <text:p><text:s/></text:p>
            <text:p>func1: </text:p>
            <text:p><text:s text:c="4"/>push rbp</text:p>
            <text:p><text:s text:c="4"/>mov rbp,rsp</text:p>
            <text:p><text:s text:c="4"/>sub rsp, 8</text:p>
            <text:p><text:s text:c="5"/>…</text:p>
            <text:p><text:s text:c="4"/>add rsp,12</text:p>
            <text:p><text:s text:c="4"/>ret</text:p>
          </draw:text-box>
        </draw:frame>
        <draw:line draw:style-name="gr3" draw:text-style-name="P4" draw:layer="layout" svg:x1="17.202cm" svg:y1="5.802cm" svg:x2="19.402cm" svg:y2="5.802cm">
          <text:p/>
        </draw:line>
        <draw:frame draw:style-name="gr4" draw:text-style-name="P3" draw:layer="layout" svg:width="1.171cm" svg:height="0.962cm" svg:x="15.802cm" svg:y="5.402cm">
          <draw:text-box>
            <text:p>sp</text:p>
          </draw:text-box>
        </draw:frame>
        <draw:frame draw:style-name="gr6" draw:layer="layout" svg:width="5.819cm" svg:height="0.962cm" svg:x="19.802cm" svg:y="5.402cm">
          <draw:text-box>
            <text:p>Param1 de func1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1">void</text:span> main(<text:span text:style-name="T1">void</text:span>) {</text:p>
            <text:p><text:s text:c="4"/><text:span text:style-name="T1">int</text:span> a, b, c;</text:p>
            <text:p><text:s text:c="4"/><text:span text:style-name="T3">c = func1(a,b);</text:span></text:p>
            <text:p><text:s text:c="4"/><text:span text:style-name="T1">return</text:span> 0;</text:p>
            <text:p><text:s text:c="2"/>}</text:p>
            <text:p/>
            <text:p><text:s/><text:span text:style-name="T1">int</text:span> func1(<text:span text:style-name="T1">int</text:span> a, <text:span text:style-name="T1">int</text:span> b) {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8cm" svg:y="10.8cm">
          <draw:text-box>
            <text:p>Endereço para onde main deve retornar</text:p>
          </draw:text-box>
        </draw:frame>
        <draw:line draw:style-name="gr3" draw:text-style-name="P4" draw:layer="layout" svg:x1="17.2cm" svg:y1="10.1cm" svg:x2="19.4cm" svg:y2="10.1cm">
          <text:p/>
        </draw:line>
        <draw:frame draw:style-name="gr4" draw:text-style-name="P3" draw:layer="layout" svg:width="1.205cm" svg:height="0.962cm" svg:x="16cm" svg:y="9.638cm">
          <draw:text-box>
            <text:p>bp</text:p>
          </draw:text-box>
        </draw:frame>
        <draw:frame draw:style-name="standard" draw:layer="layout" svg:width="5.819cm" svg:height="0.962cm" svg:x="19.802cm" svg:y="13.2cm">
          <draw:text-box>
            <text:p/>
          </draw:text-box>
        </draw:frame>
        <draw:line draw:style-name="gr3" draw:text-style-name="P4" draw:layer="layout" svg:x1="17.201cm" svg:y1="4.839cm" svg:x2="19.401cm" svg:y2="4.839cm">
          <text:p/>
        </draw:line>
        <draw:frame draw:style-name="gr4" draw:text-style-name="P3" draw:layer="layout" svg:width="1.171cm" svg:height="0.962cm" svg:x="15.801cm" svg:y="4.439cm">
          <draw:text-box>
            <text:p>sp</text:p>
          </draw:text-box>
        </draw:frame>
        <draw:frame draw:style-name="standard" draw:layer="layout" svg:width="5.819cm" svg:height="0.962cm" svg:x="19.802cm" svg:y="8.339cm">
          <draw:text-box>
            <text:p>a</text:p>
          </draw:text-box>
        </draw:frame>
        <draw:frame draw:style-name="standard" draw:layer="layout" svg:width="5.819cm" svg:height="0.962cm" svg:x="19.803cm" svg:y="7.339cm">
          <draw:text-box>
            <text:p>b</text:p>
          </draw:text-box>
        </draw:frame>
        <draw:frame draw:style-name="standard" draw:layer="layout" svg:width="5.819cm" svg:height="0.962cm" svg:x="19.803cm" svg:y="6.339cm">
          <draw:text-box>
            <text:p>c</text:p>
          </draw:text-box>
        </draw:frame>
        <draw:frame draw:style-name="standard" draw:layer="layout" svg:width="5.819cm" svg:height="1.673cm" svg:x="19.782cm" svg:y="9.239cm">
          <draw:text-box>
            <text:p>Endereço bp antigo</text:p>
          </draw:text-box>
        </draw:frame>
        <draw:frame draw:style-name="gr6" draw:layer="layout" svg:width="5.819cm" svg:height="0.962cm" svg:x="19.801cm" svg:y="5.401cm">
          <draw:text-box>
            <text:p>Param1 de func1</text:p>
          </draw:text-box>
        </draw:frame>
        <draw:frame draw:style-name="gr6" draw:layer="layout" svg:width="5.819cm" svg:height="0.962cm" svg:x="19.802cm" svg:y="4.402cm">
          <draw:text-box>
            <text:p>Param2 de func1</text:p>
          </draw:text-box>
        </draw:frame>
        <draw:frame draw:style-name="gr2" draw:text-style-name="P3" draw:layer="layout" svg:width="7.2cm" svg:height="13.76cm" svg:x="8.7cm" svg:y="1.156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7">sub rsp, 12</text:span></text:p>
            <text:p><text:span text:style-name="T4"><text:s text:c="4"/></text:span><text:span text:style-name="T4">push [rbp-4]</text:span></text:p>
            <text:p><text:span text:style-name="T4"><text:s text:c="3"/></text:span><text:span text:style-name="T6"><text:s/></text:span><text:span text:style-name="T6">push [rbp-8] </text:span></text:p>
            <text:p><text:s text:c="4"/>call func1</text:p>
            <text:p><text:s text:c="4"/>mov [rbp-12],eax</text:p>
            <text:p><text:s text:c="4"/>mov rsp,rbp</text:p>
            <text:p><text:s text:c="4"/>pop rbp</text:p>
            <text:p><text:s text:c="4"/>ret</text:p>
            <text:p><text:s/></text:p>
            <text:p>func1: </text:p>
            <text:p><text:s text:c="4"/>push rbp</text:p>
            <text:p><text:s text:c="4"/>mov rbp,rsp</text:p>
            <text:p><text:s text:c="4"/>sub rsp, 8</text:p>
            <text:p><text:s text:c="5"/>…</text:p>
            <text:p><text:s text:c="4"/>add rsp,12</text:p>
            <text:p><text:s text:c="4"/>re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1">void</text:span> main(<text:span text:style-name="T1">void</text:span>) {</text:p>
            <text:p><text:s text:c="4"/><text:span text:style-name="T1">int</text:span> a, b, c;</text:p>
            <text:p><text:s text:c="4"/>c = func1(a,b);</text:p>
            <text:p><text:s text:c="4"/><text:span text:style-name="T1">return</text:span> 0;</text:p>
            <text:p><text:s text:c="2"/>}</text:p>
            <text:p/>
            <text:p><text:s/><text:span text:style-name="T2">int</text:span><text:span text:style-name="T3"> func1(</text:span><text:span text:style-name="T2">int</text:span><text:span text:style-name="T3"> a, </text:span><text:span text:style-name="T2">int</text:span><text:span text:style-name="T3"> b) {</text:span>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803cm" svg:y="2cm">
          <draw:text-box>
            <text:p>Endereço para onde func1 deve retornar</text:p>
          </draw:text-box>
        </draw:frame>
        <draw:frame draw:style-name="standard" draw:layer="layout" svg:width="5.819cm" svg:height="2.384cm" svg:x="19.801cm" svg:y="10.8cm">
          <draw:text-box>
            <text:p>Endereço para onde main deve retornar</text:p>
          </draw:text-box>
        </draw:frame>
        <draw:line draw:style-name="gr3" draw:text-style-name="P4" draw:layer="layout" svg:x1="17.2cm" svg:y1="10.1cm" svg:x2="19.4cm" svg:y2="10.1cm">
          <text:p/>
        </draw:line>
        <draw:frame draw:style-name="gr4" draw:text-style-name="P3" draw:layer="layout" svg:width="1.205cm" svg:height="0.962cm" svg:x="16cm" svg:y="9.638cm">
          <draw:text-box>
            <text:p>bp</text:p>
          </draw:text-box>
        </draw:frame>
        <draw:frame draw:style-name="standard" draw:layer="layout" svg:width="5.819cm" svg:height="0.962cm" svg:x="19.803cm" svg:y="13.2cm">
          <draw:text-box>
            <text:p/>
          </draw:text-box>
        </draw:frame>
        <draw:line draw:style-name="gr3" draw:text-style-name="P4" draw:layer="layout" svg:x1="17.2cm" svg:y1="3.438cm" svg:x2="19.4cm" svg:y2="3.438cm">
          <text:p/>
        </draw:line>
        <draw:frame draw:style-name="gr4" draw:text-style-name="P3" draw:layer="layout" svg:width="1.171cm" svg:height="0.962cm" svg:x="15.8cm" svg:y="3.038cm">
          <draw:text-box>
            <text:p>sp</text:p>
          </draw:text-box>
        </draw:frame>
        <draw:frame draw:style-name="standard" draw:layer="layout" svg:width="5.819cm" svg:height="0.962cm" svg:x="19.803cm" svg:y="8.339cm">
          <draw:text-box>
            <text:p>a</text:p>
          </draw:text-box>
        </draw:frame>
        <draw:frame draw:style-name="standard" draw:layer="layout" svg:width="5.819cm" svg:height="0.962cm" svg:x="19.804cm" svg:y="7.339cm">
          <draw:text-box>
            <text:p>b</text:p>
          </draw:text-box>
        </draw:frame>
        <draw:frame draw:style-name="standard" draw:layer="layout" svg:width="5.819cm" svg:height="0.962cm" svg:x="19.804cm" svg:y="6.339cm">
          <draw:text-box>
            <text:p>c</text:p>
          </draw:text-box>
        </draw:frame>
        <draw:frame draw:style-name="standard" draw:layer="layout" svg:width="5.819cm" svg:height="1.673cm" svg:x="19.783cm" svg:y="9.239cm">
          <draw:text-box>
            <text:p>Endereço bp antigo</text:p>
          </draw:text-box>
        </draw:frame>
        <draw:frame draw:style-name="gr6" draw:layer="layout" svg:width="5.819cm" svg:height="0.962cm" svg:x="19.802cm" svg:y="5.401cm">
          <draw:text-box>
            <text:p>Param1 de func1</text:p>
          </draw:text-box>
        </draw:frame>
        <draw:frame draw:style-name="gr6" draw:layer="layout" svg:width="5.819cm" svg:height="0.962cm" svg:x="19.803cm" svg:y="4.402cm">
          <draw:text-box>
            <text:p>Param2 de func1</text:p>
          </draw:text-box>
        </draw:frame>
        <draw:frame draw:style-name="gr2" draw:text-style-name="P3" draw:layer="layout" svg:width="7.2cm" svg:height="13.76cm" svg:x="8.7cm" svg:y="1.157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7">sub rsp, 12</text:span></text:p>
            <text:p><text:span text:style-name="T4"><text:s text:c="4"/></text:span><text:span text:style-name="T4">push [rbp-4]</text:span></text:p>
            <text:p><text:span text:style-name="T4"><text:s text:c="3"/></text:span><text:span text:style-name="T6"><text:s/></text:span><text:span text:style-name="T7">push [rbp-8] </text:span></text:p>
            <text:p><text:s text:c="4"/><text:span text:style-name="T3">call func1</text:span></text:p>
            <text:p><text:s text:c="4"/>mov [rbp-12],eax</text:p>
            <text:p><text:s text:c="4"/>mov rsp,rbp</text:p>
            <text:p><text:s text:c="4"/>pop rbp</text:p>
            <text:p><text:s text:c="4"/>ret</text:p>
            <text:p><text:s/></text:p>
            <text:p>func1: </text:p>
            <text:p><text:s text:c="4"/>push rbp</text:p>
            <text:p><text:s text:c="4"/>mov rbp,rsp</text:p>
            <text:p><text:s text:c="4"/>sub rsp, 8</text:p>
            <text:p><text:s text:c="5"/>…</text:p>
            <text:p><text:s text:c="4"/>add rsp,12</text:p>
            <text:p><text:s text:c="4"/>ret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1">void</text:span> main(<text:span text:style-name="T1">void</text:span>) {</text:p>
            <text:p><text:s text:c="4"/><text:span text:style-name="T1">int</text:span> a, b, c;</text:p>
            <text:p><text:s text:c="4"/>c = func1(a,b);</text:p>
            <text:p><text:s text:c="4"/><text:span text:style-name="T1">return</text:span> 0;</text:p>
            <text:p><text:s text:c="2"/>}</text:p>
            <text:p/>
            <text:p><text:s/><text:span text:style-name="T2">int</text:span><text:span text:style-name="T3"> func1(</text:span><text:span text:style-name="T2">int</text:span><text:span text:style-name="T3"> a, </text:span><text:span text:style-name="T2">int</text:span><text:span text:style-name="T3"> b) {</text:span>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803cm" svg:y="2cm">
          <draw:text-box>
            <text:p>Endereço para onde func1 deve retornar</text:p>
          </draw:text-box>
        </draw:frame>
        <draw:frame draw:style-name="standard" draw:layer="layout" svg:width="5.819cm" svg:height="2.384cm" svg:x="19.801cm" svg:y="10.8cm">
          <draw:text-box>
            <text:p>Endereço para onde main deve retornar</text:p>
          </draw:text-box>
        </draw:frame>
        <draw:line draw:style-name="gr3" draw:text-style-name="P4" draw:layer="layout" svg:x1="17.2cm" svg:y1="10.1cm" svg:x2="19.4cm" svg:y2="10.1cm">
          <text:p/>
        </draw:line>
        <draw:frame draw:style-name="gr4" draw:text-style-name="P3" draw:layer="layout" svg:width="1.205cm" svg:height="0.962cm" svg:x="16cm" svg:y="9.638cm">
          <draw:text-box>
            <text:p>bp</text:p>
          </draw:text-box>
        </draw:frame>
        <draw:frame draw:style-name="standard" draw:layer="layout" svg:width="5.819cm" svg:height="0.962cm" svg:x="19.803cm" svg:y="13.2cm">
          <draw:text-box>
            <text:p/>
          </draw:text-box>
        </draw:frame>
        <draw:line draw:style-name="gr3" draw:text-style-name="P4" draw:layer="layout" svg:x1="17.2cm" svg:y1="1.238cm" svg:x2="19.4cm" svg:y2="1.238cm">
          <text:p/>
        </draw:line>
        <draw:frame draw:style-name="gr4" draw:text-style-name="P3" draw:layer="layout" svg:width="1.171cm" svg:height="0.962cm" svg:x="15.8cm" svg:y="0.838cm">
          <draw:text-box>
            <text:p>sp</text:p>
          </draw:text-box>
        </draw:frame>
        <draw:frame draw:style-name="standard" draw:layer="layout" svg:width="5.819cm" svg:height="0.962cm" svg:x="19.803cm" svg:y="8.339cm">
          <draw:text-box>
            <text:p>a</text:p>
          </draw:text-box>
        </draw:frame>
        <draw:frame draw:style-name="standard" draw:layer="layout" svg:width="5.819cm" svg:height="0.962cm" svg:x="19.804cm" svg:y="7.339cm">
          <draw:text-box>
            <text:p>b</text:p>
          </draw:text-box>
        </draw:frame>
        <draw:frame draw:style-name="standard" draw:layer="layout" svg:width="5.819cm" svg:height="0.962cm" svg:x="19.804cm" svg:y="6.339cm">
          <draw:text-box>
            <text:p>c</text:p>
          </draw:text-box>
        </draw:frame>
        <draw:frame draw:style-name="standard" draw:layer="layout" svg:width="5.819cm" svg:height="1.673cm" svg:x="19.783cm" svg:y="9.239cm">
          <draw:text-box>
            <text:p>Endereço bp antigo</text:p>
          </draw:text-box>
        </draw:frame>
        <draw:frame draw:style-name="gr6" draw:layer="layout" svg:width="5.819cm" svg:height="0.962cm" svg:x="19.802cm" svg:y="5.401cm">
          <draw:text-box>
            <text:p>Param1 de func1</text:p>
          </draw:text-box>
        </draw:frame>
        <draw:frame draw:style-name="gr6" draw:layer="layout" svg:width="5.819cm" svg:height="0.962cm" svg:x="19.803cm" svg:y="4.402cm">
          <draw:text-box>
            <text:p>Param2 de func1</text:p>
          </draw:text-box>
        </draw:frame>
        <draw:frame draw:style-name="standard" draw:layer="layout" svg:width="5.819cm" svg:height="1.673cm" svg:x="19.803cm" svg:y="0.327cm">
          <draw:text-box>
            <text:p>Endereço bp antigo</text:p>
          </draw:text-box>
        </draw:frame>
        <draw:frame draw:style-name="gr2" draw:text-style-name="P3" draw:layer="layout" svg:width="7.2cm" svg:height="13.76cm" svg:x="8.7cm" svg:y="1.158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7">sub rsp, 12</text:span></text:p>
            <text:p><text:span text:style-name="T4"><text:s text:c="4"/></text:span><text:span text:style-name="T4">push [rbp-4]</text:span></text:p>
            <text:p><text:span text:style-name="T4"><text:s text:c="3"/></text:span><text:span text:style-name="T6"><text:s/></text:span><text:span text:style-name="T7">push [rbp-8] </text:span></text:p>
            <text:p><text:s text:c="4"/><text:span text:style-name="T5">call func1</text:span></text:p>
            <text:p><text:s text:c="4"/>mov [rbp-12],eax</text:p>
            <text:p><text:s text:c="4"/>mov rsp,rbp</text:p>
            <text:p><text:s text:c="4"/>pop rbp</text:p>
            <text:p><text:s text:c="4"/>ret</text:p>
            <text:p><text:s/></text:p>
            <text:p>func1: </text:p>
            <text:p><text:s text:c="4"/><text:span text:style-name="T3">push rbp</text:span></text:p>
            <text:p><text:s text:c="4"/>mov rbp,rsp</text:p>
            <text:p><text:s text:c="4"/>sub rsp, 8</text:p>
            <text:p><text:s text:c="5"/>…</text:p>
            <text:p><text:s text:c="4"/>add rsp,12</text:p>
            <text:p><text:s text:c="4"/>ret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1">void</text:span> main(<text:span text:style-name="T1">void</text:span>) {</text:p>
            <text:p><text:s text:c="4"/><text:span text:style-name="T1">int</text:span> a, b, c;</text:p>
            <text:p><text:s text:c="4"/>c = func1(a,b);</text:p>
            <text:p><text:s text:c="4"/><text:span text:style-name="T1">return</text:span> 0;</text:p>
            <text:p><text:s text:c="2"/>}</text:p>
            <text:p/>
            <text:p><text:s/><text:span text:style-name="T2">int</text:span><text:span text:style-name="T3"> func1(</text:span><text:span text:style-name="T2">int</text:span><text:span text:style-name="T3"> a, </text:span><text:span text:style-name="T2">int</text:span><text:span text:style-name="T3"> b) {</text:span>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803cm" svg:y="2cm">
          <draw:text-box>
            <text:p>Endereço para onde func1 deve retornar</text:p>
          </draw:text-box>
        </draw:frame>
        <draw:frame draw:style-name="standard" draw:layer="layout" svg:width="5.819cm" svg:height="2.384cm" svg:x="19.801cm" svg:y="10.8cm">
          <draw:text-box>
            <text:p>Endereço para onde main deve retornar</text:p>
          </draw:text-box>
        </draw:frame>
        <draw:frame draw:style-name="standard" draw:layer="layout" svg:width="5.819cm" svg:height="0.962cm" svg:x="19.803cm" svg:y="13.2cm">
          <draw:text-box>
            <text:p/>
          </draw:text-box>
        </draw:frame>
        <draw:line draw:style-name="gr3" draw:text-style-name="P4" draw:layer="layout" svg:x1="17.2cm" svg:y1="1.238cm" svg:x2="19.4cm" svg:y2="1.238cm">
          <text:p/>
        </draw:line>
        <draw:frame draw:style-name="gr4" draw:text-style-name="P3" draw:layer="layout" svg:width="1.171cm" svg:height="0.962cm" svg:x="15.8cm" svg:y="0.838cm">
          <draw:text-box>
            <text:p>sp</text:p>
          </draw:text-box>
        </draw:frame>
        <draw:frame draw:style-name="standard" draw:layer="layout" svg:width="5.819cm" svg:height="0.962cm" svg:x="19.803cm" svg:y="8.339cm">
          <draw:text-box>
            <text:p>a</text:p>
          </draw:text-box>
        </draw:frame>
        <draw:frame draw:style-name="standard" draw:layer="layout" svg:width="5.819cm" svg:height="0.962cm" svg:x="19.804cm" svg:y="7.339cm">
          <draw:text-box>
            <text:p>b</text:p>
          </draw:text-box>
        </draw:frame>
        <draw:frame draw:style-name="standard" draw:layer="layout" svg:width="5.819cm" svg:height="0.962cm" svg:x="19.804cm" svg:y="6.339cm">
          <draw:text-box>
            <text:p>c</text:p>
          </draw:text-box>
        </draw:frame>
        <draw:frame draw:style-name="standard" draw:layer="layout" svg:width="5.819cm" svg:height="1.673cm" svg:x="19.783cm" svg:y="9.239cm">
          <draw:text-box>
            <text:p>Endereço bp antigo</text:p>
          </draw:text-box>
        </draw:frame>
        <draw:frame draw:style-name="gr6" draw:layer="layout" svg:width="5.819cm" svg:height="0.962cm" svg:x="19.802cm" svg:y="5.401cm">
          <draw:text-box>
            <text:p>Param1 de func1</text:p>
          </draw:text-box>
        </draw:frame>
        <draw:frame draw:style-name="gr6" draw:layer="layout" svg:width="5.819cm" svg:height="0.962cm" svg:x="19.803cm" svg:y="4.402cm">
          <draw:text-box>
            <text:p>Param2 de func1</text:p>
          </draw:text-box>
        </draw:frame>
        <draw:frame draw:style-name="standard" draw:layer="layout" svg:width="5.819cm" svg:height="1.673cm" svg:x="19.803cm" svg:y="0.327cm">
          <draw:text-box>
            <text:p>Endereço bp antigo</text:p>
          </draw:text-box>
        </draw:frame>
        <draw:line draw:style-name="gr3" draw:text-style-name="P4" draw:layer="layout" svg:x1="13.4cm" svg:y1="1.262cm" svg:x2="15.6cm" svg:y2="1.262cm">
          <text:p/>
        </draw:line>
        <draw:frame draw:style-name="gr4" draw:text-style-name="P3" draw:layer="layout" svg:width="1.205cm" svg:height="0.962cm" svg:x="12.2cm" svg:y="0.8cm">
          <draw:text-box>
            <text:p>bp</text:p>
          </draw:text-box>
        </draw:frame>
        <draw:path draw:style-name="gr5" draw:text-style-name="P4" draw:layer="layout" svg:width="1.875cm" svg:height="9.24cm" svg:x="24.934cm" svg:y="1.17cm" svg:viewBox="0 0 1876 9241" svg:d="M0 10c427-43 871 48 1236 287 292 191 522 498 576 863 67 453 42 902 57 1352 15 449 0 900 0 1351 0 508 0 1016 0 1525 0 402-20 805 0 1207 20 415-19 823-29 1237-7 299-38 599-115 892-93 356-476 516-805 489l-144 28">
          <text:p/>
        </draw:path>
        <draw:frame draw:style-name="gr2" draw:text-style-name="P3" draw:layer="layout" svg:width="7.2cm" svg:height="14.471cm" svg:x="8.7cm" svg:y="1.159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7">sub rsp, 12</text:span></text:p>
            <text:p><text:span text:style-name="T4"><text:s text:c="4"/></text:span><text:span text:style-name="T4">push [rbp-4]</text:span></text:p>
            <text:p><text:span text:style-name="T4"><text:s text:c="3"/></text:span><text:span text:style-name="T6"><text:s/></text:span><text:span text:style-name="T7">push [rbp-8] </text:span></text:p>
            <text:p><text:s text:c="4"/><text:span text:style-name="T5">call func1</text:span></text:p>
            <text:p><text:s text:c="4"/>mov [rbp-12],eax</text:p>
            <text:p><text:s text:c="4"/>mov rsp,rbp</text:p>
            <text:p><text:s text:c="4"/>pop rbp</text:p>
            <text:p><text:s text:c="4"/>ret</text:p>
            <text:p><text:s/></text:p>
            <text:p>func1: </text:p>
            <text:p><text:s text:c="4"/><text:span text:style-name="T5">push rbp</text:span></text:p>
            <text:p><text:s text:c="4"/><text:span text:style-name="T3">mov rbp,rsp</text:span></text:p>
            <text:p><text:s text:c="4"/>sub rsp, 8</text:p>
            <text:p><text:s text:c="5"/>…</text:p>
            <text:p><text:s text:c="4"/>pop rbp</text:p>
            <text:p><text:s text:c="4"/>mov rsp,rbp</text:p>
            <text:p><text:s text:c="4"/>ret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1">void</text:span> main(<text:span text:style-name="T1">void</text:span>) {</text:p>
            <text:p><text:s text:c="4"/><text:span text:style-name="T1">int</text:span> a, b, c;</text:p>
            <text:p><text:s text:c="4"/>c = func1(a,b);</text:p>
            <text:p><text:s text:c="4"/><text:span text:style-name="T1">return</text:span> 0;</text:p>
            <text:p><text:s text:c="2"/>}</text:p>
            <text:p/>
            <text:p><text:s/><text:span text:style-name="T2">int</text:span><text:span text:style-name="T3"> func1(</text:span><text:span text:style-name="T2">int</text:span><text:span text:style-name="T3"> a, </text:span><text:span text:style-name="T2">int</text:span><text:span text:style-name="T3"> b) {</text:span>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803cm" svg:y="4.6cm">
          <draw:text-box>
            <text:p>Endereço para onde func1 deve retornar</text:p>
          </draw:text-box>
        </draw:frame>
        <draw:frame draw:style-name="standard" draw:layer="layout" svg:width="5.819cm" svg:height="2.384cm" svg:x="19.801cm" svg:y="13.4cm">
          <draw:text-box>
            <text:p>Endereço para onde main deve retornar</text:p>
          </draw:text-box>
        </draw:frame>
        <draw:frame draw:style-name="standard" draw:layer="layout" svg:width="5.819cm" svg:height="0.962cm" svg:x="19.803cm" svg:y="15.8cm">
          <draw:text-box>
            <text:p/>
          </draw:text-box>
        </draw:frame>
        <draw:line draw:style-name="gr3" draw:text-style-name="P4" draw:layer="layout" svg:x1="17.2cm" svg:y1="1.738cm" svg:x2="19.4cm" svg:y2="1.738cm">
          <text:p/>
        </draw:line>
        <draw:frame draw:style-name="gr4" draw:text-style-name="P3" draw:layer="layout" svg:width="1.171cm" svg:height="0.962cm" svg:x="15.9cm" svg:y="1.238cm">
          <draw:text-box>
            <text:p>sp</text:p>
          </draw:text-box>
        </draw:frame>
        <draw:frame draw:style-name="standard" draw:layer="layout" svg:width="5.819cm" svg:height="0.962cm" svg:x="19.803cm" svg:y="10.939cm">
          <draw:text-box>
            <text:p>a</text:p>
          </draw:text-box>
        </draw:frame>
        <draw:frame draw:style-name="standard" draw:layer="layout" svg:width="5.819cm" svg:height="0.962cm" svg:x="19.804cm" svg:y="9.939cm">
          <draw:text-box>
            <text:p>b</text:p>
          </draw:text-box>
        </draw:frame>
        <draw:frame draw:style-name="standard" draw:layer="layout" svg:width="5.819cm" svg:height="0.962cm" svg:x="19.804cm" svg:y="8.939cm">
          <draw:text-box>
            <text:p>c</text:p>
          </draw:text-box>
        </draw:frame>
        <draw:frame draw:style-name="standard" draw:layer="layout" svg:width="5.819cm" svg:height="1.673cm" svg:x="19.783cm" svg:y="11.839cm">
          <draw:text-box>
            <text:p>Endereço bp antigo</text:p>
          </draw:text-box>
        </draw:frame>
        <draw:frame draw:style-name="gr6" draw:layer="layout" svg:width="5.819cm" svg:height="0.962cm" svg:x="19.802cm" svg:y="8.001cm">
          <draw:text-box>
            <text:p>Param1 de func1</text:p>
          </draw:text-box>
        </draw:frame>
        <draw:frame draw:style-name="gr6" draw:layer="layout" svg:width="5.819cm" svg:height="0.962cm" svg:x="19.803cm" svg:y="7.002cm">
          <draw:text-box>
            <text:p>Param2 de func1</text:p>
          </draw:text-box>
        </draw:frame>
        <draw:frame draw:style-name="standard" draw:layer="layout" svg:width="5.819cm" svg:height="1.673cm" svg:x="19.803cm" svg:y="2.927cm">
          <draw:text-box>
            <text:p>Endereço bp antigo</text:p>
          </draw:text-box>
        </draw:frame>
        <draw:line draw:style-name="gr3" draw:text-style-name="P4" draw:layer="layout" svg:x1="17.4cm" svg:y1="4cm" svg:x2="19.6cm" svg:y2="4cm">
          <text:p/>
        </draw:line>
        <draw:path draw:style-name="gr5" draw:text-style-name="P4" draw:layer="layout" svg:width="1.875cm" svg:height="9.24cm" svg:x="24.934cm" svg:y="3.77cm" svg:viewBox="0 0 1876 9241" svg:d="M0 10c427-43 871 48 1236 287 292 191 522 498 576 863 67 453 42 902 57 1352 15 449 0 900 0 1351 0 508 0 1016 0 1525 0 402-20 805 0 1207 20 415-19 823-29 1237-7 299-38 599-115 892-93 356-476 516-805 489l-144 28">
          <text:p/>
        </draw:path>
        <draw:frame draw:style-name="gr2" draw:text-style-name="P3" draw:layer="layout" svg:width="7.2cm" svg:height="15.182cm" svg:x="8.7cm" svg:y="0.218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7">sub rsp, 12</text:span></text:p>
            <text:p><text:span text:style-name="T4"><text:s text:c="4"/></text:span><text:span text:style-name="T4">push [rbp-4]</text:span></text:p>
            <text:p><text:span text:style-name="T4"><text:s text:c="3"/></text:span><text:span text:style-name="T6"><text:s/></text:span><text:span text:style-name="T7">push [rbp-8] </text:span></text:p>
            <text:p><text:s text:c="4"/><text:span text:style-name="T5">call func1</text:span></text:p>
            <text:p><text:s text:c="4"/>mov [rbp-12],eax</text:p>
            <text:p><text:s text:c="4"/>mov rsp,rbp</text:p>
            <text:p><text:s text:c="4"/>pop rbp</text:p>
            <text:p><text:s text:c="4"/>ret</text:p>
            <text:p><text:s/></text:p>
            <text:p>func1: </text:p>
            <text:p><text:s text:c="4"/><text:span text:style-name="T5">push rbp</text:span></text:p>
            <text:p><text:s text:c="2"/><text:span text:style-name="T5"><text:s text:c="2"/></text:span><text:span text:style-name="T5">mov rbp,rsp</text:span></text:p>
            <text:p><text:s text:c="3"/><text:span text:style-name="T3"><text:s/></text:span><text:span text:style-name="T3">sub rsp, 8</text:span></text:p>
            <text:p><text:s text:c="5"/>…</text:p>
            <text:p><text:s text:c="4"/></text:p>
            <text:p><text:s text:c="4"/>mov rsp,rbp</text:p>
            <text:p><text:s text:c="4"/>pop rbp</text:p>
            <text:p><text:s text:c="4"/>ret</text:p>
          </draw:text-box>
        </draw:frame>
        <draw:frame draw:style-name="gr4" draw:text-style-name="P3" draw:layer="layout" svg:width="1.205cm" svg:height="0.962cm" svg:x="15.901cm" svg:y="3.438cm">
          <draw:text-box>
            <text:p>bp</text:p>
          </draw:text-box>
        </draw:frame>
        <draw:frame draw:style-name="standard" draw:layer="layout" svg:width="5.819cm" svg:height="0.962cm" svg:x="19.78cm" svg:y="1.965cm">
          <draw:text-box>
            <text:p>c</text:p>
          </draw:text-box>
        </draw:frame>
        <draw:frame draw:style-name="standard" draw:layer="layout" svg:width="5.819cm" svg:height="0.962cm" svg:x="19.781cm" svg:y="0.965cm">
          <draw:text-box>
            <text:p>d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1">void</text:span> main(<text:span text:style-name="T1">void</text:span>) {</text:p>
            <text:p><text:s text:c="4"/><text:span text:style-name="T1">int</text:span> a, b, c;</text:p>
            <text:p><text:s text:c="4"/>c = func1(a,b);</text:p>
            <text:p><text:s text:c="4"/><text:span text:style-name="T1">return</text:span> 0;</text:p>
            <text:p><text:s text:c="2"/>}</text:p>
            <text:p/>
            <text:p><text:span text:style-name="T5"><text:s/></text:span><text:span text:style-name="T8">int</text:span><text:span text:style-name="T5"> func1(</text:span><text:span text:style-name="T8">int</text:span><text:span text:style-name="T5"> a, </text:span><text:span text:style-name="T8">int</text:span><text:span text:style-name="T5"> b) {</text:span></text:p>
            <text:p><text:s text:c="5"/><text:span text:style-name="T1">int</text:span> c,d;</text:p>
            <text:p><text:s text:c="5"/>c = a+b;</text:p>
            <text:p><text:s text:c="5"/>d = func2(c)<text:span text:style-name="T2">;;;</text:span>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803cm" svg:y="4.6cm">
          <draw:text-box>
            <text:p>Endereço para onde func1 deve retornar</text:p>
          </draw:text-box>
        </draw:frame>
        <draw:frame draw:style-name="standard" draw:layer="layout" svg:width="5.819cm" svg:height="2.384cm" svg:x="19.801cm" svg:y="13.4cm">
          <draw:text-box>
            <text:p>Endereço para onde main deve retornar</text:p>
          </draw:text-box>
        </draw:frame>
        <draw:frame draw:style-name="standard" draw:layer="layout" svg:width="5.819cm" svg:height="0.962cm" svg:x="19.803cm" svg:y="15.8cm">
          <draw:text-box>
            <text:p/>
          </draw:text-box>
        </draw:frame>
        <draw:line draw:style-name="gr3" draw:text-style-name="P4" draw:layer="layout" svg:x1="17.201cm" svg:y1="4.338cm" svg:x2="19.401cm" svg:y2="4.338cm">
          <text:p/>
        </draw:line>
        <draw:frame draw:style-name="gr4" draw:text-style-name="P3" draw:layer="layout" svg:width="1.171cm" svg:height="0.962cm" svg:x="15.901cm" svg:y="3.838cm">
          <draw:text-box>
            <text:p>sp</text:p>
          </draw:text-box>
        </draw:frame>
        <draw:frame draw:style-name="standard" draw:layer="layout" svg:width="5.819cm" svg:height="0.962cm" svg:x="19.803cm" svg:y="10.939cm">
          <draw:text-box>
            <text:p>a</text:p>
          </draw:text-box>
        </draw:frame>
        <draw:frame draw:style-name="standard" draw:layer="layout" svg:width="5.819cm" svg:height="0.962cm" svg:x="19.804cm" svg:y="9.939cm">
          <draw:text-box>
            <text:p>b</text:p>
          </draw:text-box>
        </draw:frame>
        <draw:frame draw:style-name="standard" draw:layer="layout" svg:width="5.819cm" svg:height="0.962cm" svg:x="19.804cm" svg:y="8.939cm">
          <draw:text-box>
            <text:p>c</text:p>
          </draw:text-box>
        </draw:frame>
        <draw:frame draw:style-name="standard" draw:layer="layout" svg:width="5.819cm" svg:height="1.673cm" svg:x="19.783cm" svg:y="11.839cm">
          <draw:text-box>
            <text:p>Endereço bp antigo</text:p>
          </draw:text-box>
        </draw:frame>
        <draw:frame draw:style-name="gr6" draw:layer="layout" svg:width="5.819cm" svg:height="0.962cm" svg:x="19.802cm" svg:y="8.001cm">
          <draw:text-box>
            <text:p>Param1 de func1</text:p>
          </draw:text-box>
        </draw:frame>
        <draw:frame draw:style-name="gr6" draw:layer="layout" svg:width="5.819cm" svg:height="0.962cm" svg:x="19.803cm" svg:y="7.002cm">
          <draw:text-box>
            <text:p>Param2 de func1</text:p>
          </draw:text-box>
        </draw:frame>
        <draw:frame draw:style-name="standard" draw:layer="layout" svg:width="5.819cm" svg:height="1.673cm" svg:x="19.803cm" svg:y="2.927cm">
          <draw:text-box>
            <text:p>Endereço bp antigo</text:p>
          </draw:text-box>
        </draw:frame>
        <draw:line draw:style-name="gr3" draw:text-style-name="P4" draw:layer="layout" svg:x1="17.4cm" svg:y1="4cm" svg:x2="19.6cm" svg:y2="4cm">
          <text:p/>
        </draw:line>
        <draw:path draw:style-name="gr5" draw:text-style-name="P4" draw:layer="layout" svg:width="1.875cm" svg:height="9.24cm" svg:x="24.934cm" svg:y="3.77cm" svg:viewBox="0 0 1876 9241" svg:d="M0 10c427-43 871 48 1236 287 292 191 522 498 576 863 67 453 42 902 57 1352 15 449 0 900 0 1351 0 508 0 1016 0 1525 0 402-20 805 0 1207 20 415-19 823-29 1237-7 299-38 599-115 892-93 356-476 516-805 489l-144 28">
          <text:p/>
        </draw:path>
        <draw:frame draw:style-name="gr2" draw:text-style-name="P3" draw:layer="layout" svg:width="7.2cm" svg:height="15.182cm" svg:x="9cm" svg:y="0.018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7">sub rsp, 12</text:span></text:p>
            <text:p><text:span text:style-name="T4"><text:s text:c="4"/></text:span><text:span text:style-name="T4">push [rbp-4]</text:span></text:p>
            <text:p><text:span text:style-name="T4"><text:s text:c="3"/></text:span><text:span text:style-name="T6"><text:s/></text:span><text:span text:style-name="T7">push [rbp-8] </text:span></text:p>
            <text:p><text:s text:c="4"/><text:span text:style-name="T5">call func1</text:span></text:p>
            <text:p><text:s text:c="4"/>mov [rbp-12],eax</text:p>
            <text:p><text:s text:c="4"/>mov rsp,rbp</text:p>
            <text:p><text:s text:c="4"/>pop rbp</text:p>
            <text:p><text:s text:c="4"/>ret</text:p>
            <text:p><text:s/></text:p>
            <text:p>func1: </text:p>
            <text:p><text:s text:c="4"/><text:span text:style-name="T5">push rbp</text:span></text:p>
            <text:p><text:s text:c="2"/><text:span text:style-name="T5"><text:s text:c="2"/></text:span><text:span text:style-name="T5">mov rbp,rsp</text:span></text:p>
            <text:p><text:s text:c="3"/><text:span text:style-name="T3"><text:s/></text:span><text:span text:style-name="T5">sub rsp, 8</text:span></text:p>
            <text:p><text:s text:c="5"/>…</text:p>
            <text:p><text:s text:c="4"/></text:p>
            <text:p><text:s text:c="4"/><text:span text:style-name="T3">mov rsp,rbp</text:span></text:p>
            <text:p><text:s text:c="4"/>pop rbp</text:p>
            <text:p><text:s text:c="4"/>ret</text:p>
          </draw:text-box>
        </draw:frame>
        <draw:frame draw:style-name="gr4" draw:text-style-name="P3" draw:layer="layout" svg:width="1.205cm" svg:height="0.962cm" svg:x="15.901cm" svg:y="3.438cm">
          <draw:text-box>
            <text:p>bp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1">void</text:span> main(<text:span text:style-name="T1">void</text:span>) {</text:p>
            <text:p><text:s text:c="4"/><text:span text:style-name="T1">int</text:span> a, b, c;</text:p>
            <text:p><text:s text:c="4"/>c = func1(a,b);</text:p>
            <text:p><text:s text:c="4"/><text:span text:style-name="T1">return</text:span> 0;</text:p>
            <text:p><text:s text:c="2"/>}</text:p>
            <text:p/>
            <text:p><text:s/><text:span text:style-name="T8">int</text:span><text:span text:style-name="T5"> func1(</text:span><text:span text:style-name="T8">int</text:span><text:span text:style-name="T5"> a, </text:span><text:span text:style-name="T8">int</text:span><text:span text:style-name="T5"> b) {</text:span></text:p>
            <text:p><text:s text:c="5"/><text:span text:style-name="T1">int</text:span> c,d;</text:p>
            <text:p><text:s text:c="5"/>c = a+b;</text:p>
            <text:p><text:s text:c="5"/>d = func2(c)<text:span text:style-name="T2">;;;</text:span>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803cm" svg:y="4.6cm">
          <draw:text-box>
            <text:p>Endereço para onde func1 deve retornar</text:p>
          </draw:text-box>
        </draw:frame>
        <draw:frame draw:style-name="standard" draw:layer="layout" svg:width="5.819cm" svg:height="2.384cm" svg:x="19.801cm" svg:y="13.4cm">
          <draw:text-box>
            <text:p>Endereço para onde main deve retornar</text:p>
          </draw:text-box>
        </draw:frame>
        <draw:frame draw:style-name="standard" draw:layer="layout" svg:width="5.819cm" svg:height="0.962cm" svg:x="19.803cm" svg:y="15.8cm">
          <draw:text-box>
            <text:p/>
          </draw:text-box>
        </draw:frame>
        <draw:line draw:style-name="gr3" draw:text-style-name="P4" draw:layer="layout" svg:x1="17.2cm" svg:y1="5.6cm" svg:x2="19.4cm" svg:y2="5.6cm">
          <text:p/>
        </draw:line>
        <draw:frame draw:style-name="gr4" draw:text-style-name="P3" draw:layer="layout" svg:width="1.171cm" svg:height="0.962cm" svg:x="15.829cm" svg:y="4.838cm">
          <draw:text-box>
            <text:p>sp</text:p>
          </draw:text-box>
        </draw:frame>
        <draw:frame draw:style-name="standard" draw:layer="layout" svg:width="5.819cm" svg:height="0.962cm" svg:x="19.803cm" svg:y="10.939cm">
          <draw:text-box>
            <text:p>a</text:p>
          </draw:text-box>
        </draw:frame>
        <draw:frame draw:style-name="standard" draw:layer="layout" svg:width="5.819cm" svg:height="0.962cm" svg:x="19.804cm" svg:y="9.939cm">
          <draw:text-box>
            <text:p>b</text:p>
          </draw:text-box>
        </draw:frame>
        <draw:frame draw:style-name="standard" draw:layer="layout" svg:width="5.819cm" svg:height="0.962cm" svg:x="19.804cm" svg:y="8.939cm">
          <draw:text-box>
            <text:p>c</text:p>
          </draw:text-box>
        </draw:frame>
        <draw:frame draw:style-name="standard" draw:layer="layout" svg:width="5.819cm" svg:height="1.673cm" svg:x="19.783cm" svg:y="11.839cm">
          <draw:text-box>
            <text:p>Endereço bp antigo</text:p>
          </draw:text-box>
        </draw:frame>
        <draw:frame draw:style-name="gr6" draw:layer="layout" svg:width="5.819cm" svg:height="0.962cm" svg:x="19.802cm" svg:y="8.001cm">
          <draw:text-box>
            <text:p>Param1 de func1</text:p>
          </draw:text-box>
        </draw:frame>
        <draw:frame draw:style-name="gr6" draw:layer="layout" svg:width="5.819cm" svg:height="0.962cm" svg:x="19.803cm" svg:y="7.002cm">
          <draw:text-box>
            <text:p>Param2 de func1</text:p>
          </draw:text-box>
        </draw:frame>
        <draw:line draw:style-name="gr3" draw:text-style-name="P4" draw:layer="layout" svg:x1="17.4cm" svg:y1="12.6cm" svg:x2="19.6cm" svg:y2="12.6cm">
          <text:p/>
        </draw:line>
        <draw:frame draw:style-name="gr2" draw:text-style-name="P3" draw:layer="layout" svg:width="7.2cm" svg:height="15.182cm" svg:x="8.7cm" svg:y="0.218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7">sub rsp, 12</text:span></text:p>
            <text:p><text:span text:style-name="T4"><text:s text:c="4"/></text:span><text:span text:style-name="T4">push [rbp-4]</text:span></text:p>
            <text:p><text:span text:style-name="T4"><text:s text:c="3"/></text:span><text:span text:style-name="T6"><text:s/></text:span><text:span text:style-name="T7">push [rbp-8] </text:span></text:p>
            <text:p><text:s text:c="4"/><text:span text:style-name="T5">call func1</text:span></text:p>
            <text:p><text:s text:c="4"/>mov [rbp-12],eax</text:p>
            <text:p><text:s text:c="4"/>mov rsp,rbp</text:p>
            <text:p><text:s text:c="4"/>pop rbp</text:p>
            <text:p><text:s text:c="4"/>ret</text:p>
            <text:p><text:s/></text:p>
            <text:p>func1: </text:p>
            <text:p><text:s text:c="4"/><text:span text:style-name="T5">push rbp</text:span></text:p>
            <text:p><text:s text:c="2"/><text:span text:style-name="T5"><text:s text:c="2"/></text:span><text:span text:style-name="T5">mov rbp,rsp</text:span></text:p>
            <text:p><text:s text:c="3"/><text:span text:style-name="T3"><text:s/></text:span><text:span text:style-name="T5">sub rsp, 8</text:span></text:p>
            <text:p><text:s text:c="5"/>…</text:p>
            <text:p><text:s text:c="4"/></text:p>
            <text:p><text:s text:c="4"/><text:span text:style-name="T5">mov rsp,rbp</text:span></text:p>
            <text:p><text:s text:c="4"/><text:span text:style-name="T3">pop rbp</text:span></text:p>
            <text:p><text:s text:c="4"/>ret</text:p>
          </draw:text-box>
        </draw:frame>
        <draw:frame draw:style-name="gr4" draw:text-style-name="P3" draw:layer="layout" svg:width="1.205cm" svg:height="0.962cm" svg:x="15.795cm" svg:y="12.2cm">
          <draw:text-box>
            <text:p>bp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1">void</text:span> main(<text:span text:style-name="T1">void</text:span>) {</text:p>
            <text:p><text:s text:c="4"/><text:span text:style-name="T1">int</text:span> a, b, c;</text:p>
            <text:p><text:s text:c="4"/>c = func1(a,b);</text:p>
            <text:p><text:s text:c="4"/><text:span text:style-name="T1">return</text:span> 0;</text:p>
            <text:p><text:s text:c="2"/>}</text:p>
            <text:p/>
            <text:p><text:span text:style-name="T5"><text:s/></text:span><text:span text:style-name="T8">int</text:span><text:span text:style-name="T5"> func1(</text:span><text:span text:style-name="T8">int</text:span><text:span text:style-name="T5"> a, </text:span><text:span text:style-name="T8">int</text:span><text:span text:style-name="T5"> b) {</text:span></text:p>
            <text:p><text:s text:c="5"/><text:span text:style-name="T1">int</text:span> c,d;</text:p>
            <text:p><text:s text:c="5"/>c = a+b;</text:p>
            <text:p><text:s text:c="5"/>d = func2(c);;;</text:p>
            <text:p><text:s text:c="5"/><text:span text:style-name="T2">return</text:span><text:span text:style-name="T3"> c+d;</text:span>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801cm" svg:y="13.4cm">
          <draw:text-box>
            <text:p>Endereço para onde main deve retornar</text:p>
          </draw:text-box>
        </draw:frame>
        <draw:frame draw:style-name="standard" draw:layer="layout" svg:width="5.819cm" svg:height="0.962cm" svg:x="19.803cm" svg:y="15.8cm">
          <draw:text-box>
            <text:p/>
          </draw:text-box>
        </draw:frame>
        <draw:line draw:style-name="gr3" draw:text-style-name="P4" draw:layer="layout" svg:x1="17.2cm" svg:y1="7.7cm" svg:x2="19.4cm" svg:y2="7.7cm">
          <text:p/>
        </draw:line>
        <draw:frame draw:style-name="gr4" draw:text-style-name="P3" draw:layer="layout" svg:width="1.171cm" svg:height="0.962cm" svg:x="15.829cm" svg:y="6.938cm">
          <draw:text-box>
            <text:p>sp</text:p>
          </draw:text-box>
        </draw:frame>
        <draw:frame draw:style-name="standard" draw:layer="layout" svg:width="5.819cm" svg:height="0.962cm" svg:x="19.803cm" svg:y="10.939cm">
          <draw:text-box>
            <text:p>a</text:p>
          </draw:text-box>
        </draw:frame>
        <draw:frame draw:style-name="standard" draw:layer="layout" svg:width="5.819cm" svg:height="0.962cm" svg:x="19.804cm" svg:y="9.939cm">
          <draw:text-box>
            <text:p>b</text:p>
          </draw:text-box>
        </draw:frame>
        <draw:frame draw:style-name="standard" draw:layer="layout" svg:width="5.819cm" svg:height="0.962cm" svg:x="19.804cm" svg:y="8.939cm">
          <draw:text-box>
            <text:p>c</text:p>
          </draw:text-box>
        </draw:frame>
        <draw:frame draw:style-name="standard" draw:layer="layout" svg:width="5.819cm" svg:height="1.673cm" svg:x="19.783cm" svg:y="11.839cm">
          <draw:text-box>
            <text:p>Endereço bp antigo</text:p>
          </draw:text-box>
        </draw:frame>
        <draw:frame draw:style-name="gr6" draw:layer="layout" svg:width="5.819cm" svg:height="0.962cm" svg:x="19.802cm" svg:y="8.001cm">
          <draw:text-box>
            <text:p>Param1 de func1</text:p>
          </draw:text-box>
        </draw:frame>
        <draw:frame draw:style-name="gr6" draw:layer="layout" svg:width="5.819cm" svg:height="0.962cm" svg:x="19.803cm" svg:y="7.002cm">
          <draw:text-box>
            <text:p>Param2 de func1</text:p>
          </draw:text-box>
        </draw:frame>
        <draw:line draw:style-name="gr3" draw:text-style-name="P4" draw:layer="layout" svg:x1="17.4cm" svg:y1="12.6cm" svg:x2="19.6cm" svg:y2="12.6cm">
          <text:p/>
        </draw:line>
        <draw:frame draw:style-name="gr2" draw:text-style-name="P3" draw:layer="layout" svg:width="7.2cm" svg:height="15.182cm" svg:x="8.7cm" svg:y="0.4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7">sub rsp, 12</text:span></text:p>
            <text:p><text:span text:style-name="T4"><text:s text:c="4"/></text:span><text:span text:style-name="T4">push [rbp-4]</text:span></text:p>
            <text:p><text:span text:style-name="T4"><text:s text:c="3"/></text:span><text:span text:style-name="T6"><text:s/></text:span><text:span text:style-name="T7">push [rbp-8] </text:span></text:p>
            <text:p><text:s text:c="4"/><text:span text:style-name="T5">call func1</text:span></text:p>
            <text:p><text:s text:c="4"/>mov [rbp-12],eax</text:p>
            <text:p><text:s text:c="4"/>mov rsp,rbp</text:p>
            <text:p><text:s text:c="4"/>pop rbp</text:p>
            <text:p><text:s text:c="4"/>ret</text:p>
            <text:p><text:s/></text:p>
            <text:p>func1: </text:p>
            <text:p><text:s text:c="4"/><text:span text:style-name="T5">push rbp</text:span></text:p>
            <text:p><text:s text:c="2"/><text:span text:style-name="T5"><text:s text:c="2"/></text:span><text:span text:style-name="T5">mov rbp,rsp</text:span></text:p>
            <text:p><text:s text:c="3"/><text:span text:style-name="T3"><text:s/></text:span><text:span text:style-name="T5">sub rsp, 8</text:span></text:p>
            <text:p><text:s text:c="5"/>…</text:p>
            <text:p><text:s text:c="4"/></text:p>
            <text:p><text:s text:c="4"/><text:span text:style-name="T5">mov rsp,rbp</text:span></text:p>
            <text:p><text:s text:c="4"/><text:span text:style-name="T5">pop rbp</text:span></text:p>
            <text:p><text:s text:c="4"/><text:span text:style-name="T3">ret</text:span></text:p>
          </draw:text-box>
        </draw:frame>
        <draw:frame draw:style-name="gr4" draw:text-style-name="P3" draw:layer="layout" svg:width="1.205cm" svg:height="0.962cm" svg:x="15.795cm" svg:y="12.2cm">
          <draw:text-box>
            <text:p>bp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1">void</text:span> main(<text:span text:style-name="T1">void</text:span>) {</text:p>
            <text:p><text:s text:c="4"/><text:span text:style-name="T1">int</text:span> a, b, c;</text:p>
            <text:p><text:s text:c="4"/><text:span text:style-name="T3">c = </text:span>func1(a,b);</text:p>
            <text:p><text:s text:c="4"/><text:span text:style-name="T1">return</text:span> 0;</text:p>
            <text:p><text:s text:c="2"/>}</text:p>
            <text:p/>
            <text:p><text:span text:style-name="T5"><text:s/></text:span><text:span text:style-name="T8">int</text:span><text:span text:style-name="T5"> func1(</text:span><text:span text:style-name="T8">int</text:span><text:span text:style-name="T5"> a, </text:span><text:span text:style-name="T8">int</text:span><text:span text:style-name="T5"> b) {</text:span>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801cm" svg:y="13.4cm">
          <draw:text-box>
            <text:p>Endereço para onde main deve retornar</text:p>
          </draw:text-box>
        </draw:frame>
        <draw:frame draw:style-name="standard" draw:layer="layout" svg:width="5.819cm" svg:height="0.962cm" svg:x="19.803cm" svg:y="15.8cm">
          <draw:text-box>
            <text:p/>
          </draw:text-box>
        </draw:frame>
        <draw:line draw:style-name="gr3" draw:text-style-name="P4" draw:layer="layout" svg:x1="17.2cm" svg:y1="7.7cm" svg:x2="19.4cm" svg:y2="7.7cm">
          <text:p/>
        </draw:line>
        <draw:frame draw:style-name="gr4" draw:text-style-name="P3" draw:layer="layout" svg:width="1.171cm" svg:height="0.962cm" svg:x="15.829cm" svg:y="6.938cm">
          <draw:text-box>
            <text:p>sp</text:p>
          </draw:text-box>
        </draw:frame>
        <draw:frame draw:style-name="standard" draw:layer="layout" svg:width="5.819cm" svg:height="0.962cm" svg:x="19.803cm" svg:y="10.939cm">
          <draw:text-box>
            <text:p>a</text:p>
          </draw:text-box>
        </draw:frame>
        <draw:frame draw:style-name="standard" draw:layer="layout" svg:width="5.819cm" svg:height="0.962cm" svg:x="19.804cm" svg:y="9.939cm">
          <draw:text-box>
            <text:p>b</text:p>
          </draw:text-box>
        </draw:frame>
        <draw:frame draw:style-name="standard" draw:layer="layout" svg:width="5.819cm" svg:height="0.962cm" svg:x="19.804cm" svg:y="8.939cm">
          <draw:text-box>
            <text:p>c</text:p>
          </draw:text-box>
        </draw:frame>
        <draw:frame draw:style-name="standard" draw:layer="layout" svg:width="5.819cm" svg:height="1.673cm" svg:x="19.783cm" svg:y="11.839cm">
          <draw:text-box>
            <text:p>Endereço bp antigo</text:p>
          </draw:text-box>
        </draw:frame>
        <draw:frame draw:style-name="gr6" draw:layer="layout" svg:width="5.819cm" svg:height="0.962cm" svg:x="19.802cm" svg:y="8.001cm">
          <draw:text-box>
            <text:p>Param1 de func1</text:p>
          </draw:text-box>
        </draw:frame>
        <draw:frame draw:style-name="gr6" draw:layer="layout" svg:width="5.819cm" svg:height="0.962cm" svg:x="19.803cm" svg:y="7.002cm">
          <draw:text-box>
            <text:p>Param2 de func1</text:p>
          </draw:text-box>
        </draw:frame>
        <draw:line draw:style-name="gr3" draw:text-style-name="P4" draw:layer="layout" svg:x1="17.4cm" svg:y1="12.6cm" svg:x2="19.6cm" svg:y2="12.6cm">
          <text:p/>
        </draw:line>
        <draw:frame draw:style-name="gr2" draw:text-style-name="P3" draw:layer="layout" svg:width="7.2cm" svg:height="15.182cm" svg:x="8.7cm" svg:y="0.568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7">sub rsp, 12</text:span></text:p>
            <text:p><text:span text:style-name="T4"><text:s text:c="4"/></text:span><text:span text:style-name="T4">push [rbp-4]</text:span></text:p>
            <text:p><text:span text:style-name="T4"><text:s text:c="3"/></text:span><text:span text:style-name="T6"><text:s/></text:span><text:span text:style-name="T7">push [rbp-8] </text:span></text:p>
            <text:p><text:s text:c="4"/><text:span text:style-name="T5">call func1</text:span></text:p>
            <text:p><text:s text:c="4"/><text:span text:style-name="T3">mov [rbp-12],eax</text:span></text:p>
            <text:p><text:s text:c="3"/>mov rsp,rbp</text:p>
            <text:p><text:s text:c="4"/>pop rbp</text:p>
            <text:p><text:s text:c="4"/>ret</text:p>
            <text:p><text:s/></text:p>
            <text:p>func1: </text:p>
            <text:p><text:s text:c="4"/><text:span text:style-name="T5">push rbp</text:span></text:p>
            <text:p><text:s text:c="2"/><text:span text:style-name="T5"><text:s text:c="2"/></text:span><text:span text:style-name="T5">mov rbp,rsp</text:span></text:p>
            <text:p><text:s text:c="3"/><text:span text:style-name="T3"><text:s/></text:span><text:span text:style-name="T5">sub rsp, 8</text:span></text:p>
            <text:p><text:s text:c="5"/>…</text:p>
            <text:p><text:s text:c="4"/></text:p>
            <text:p><text:s text:c="4"/><text:span text:style-name="T5">mov rsp,rbp</text:span></text:p>
            <text:p><text:s text:c="4"/><text:span text:style-name="T5">pop rbp</text:span></text:p>
            <text:p><text:s text:c="3"/><text:span text:style-name="T5"><text:s/></text:span><text:span text:style-name="T5">ret</text:span></text:p>
          </draw:text-box>
        </draw:frame>
        <draw:frame draw:style-name="gr4" draw:text-style-name="P3" draw:layer="layout" svg:width="1.205cm" svg:height="0.962cm" svg:x="15.795cm" svg:y="12.2cm">
          <draw:text-box>
            <text:p>bp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1">void</text:span> main(<text:span text:style-name="T1">void</text:span>) {</text:p>
            <text:p><text:s text:c="4"/><text:span text:style-name="T1">int</text:span> a, b, c;</text:p>
            <text:p><text:s text:c="4"/><text:span text:style-name="T3">c = </text:span>func1(a,b);</text:p>
            <text:p><text:s text:c="4"/><text:span text:style-name="T1">return</text:span> 0;</text:p>
            <text:p><text:s text:c="2"/>}</text:p>
            <text:p/>
            <text:p><text:span text:style-name="T5"><text:s/></text:span><text:span text:style-name="T8">int</text:span><text:span text:style-name="T5"> func1(</text:span><text:span text:style-name="T8">int</text:span><text:span text:style-name="T5"> a, </text:span><text:span text:style-name="T8">int</text:span><text:span text:style-name="T5"> b) {</text:span>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798cm" svg:y="8.862cm">
          <draw:text-box>
            <text:p>Endereço para onde main deve retornar</text:p>
          </draw:text-box>
        </draw:frame>
        <draw:frame draw:style-name="standard" draw:layer="layout" svg:width="5.819cm" svg:height="0.962cm" svg:x="19.8cm" svg:y="11.262cm">
          <draw:text-box>
            <text:p/>
          </draw:text-box>
        </draw:frame>
        <draw:line draw:style-name="gr3" draw:text-style-name="P4" draw:layer="layout" svg:x1="17.197cm" svg:y1="3.162cm" svg:x2="19.397cm" svg:y2="3.162cm">
          <text:p/>
        </draw:line>
        <draw:frame draw:style-name="gr4" draw:text-style-name="P3" draw:layer="layout" svg:width="1.171cm" svg:height="0.962cm" svg:x="15.826cm" svg:y="2.4cm">
          <draw:text-box>
            <text:p>sp</text:p>
          </draw:text-box>
        </draw:frame>
        <draw:frame draw:style-name="standard" draw:layer="layout" svg:width="5.819cm" svg:height="0.962cm" svg:x="19.8cm" svg:y="6.401cm">
          <draw:text-box>
            <text:p>a</text:p>
          </draw:text-box>
        </draw:frame>
        <draw:frame draw:style-name="standard" draw:layer="layout" svg:width="5.819cm" svg:height="0.962cm" svg:x="19.801cm" svg:y="5.401cm">
          <draw:text-box>
            <text:p>b</text:p>
          </draw:text-box>
        </draw:frame>
        <draw:frame draw:style-name="standard" draw:layer="layout" svg:width="5.819cm" svg:height="0.962cm" svg:x="19.801cm" svg:y="4.401cm">
          <draw:text-box>
            <text:p>c</text:p>
          </draw:text-box>
        </draw:frame>
        <draw:frame draw:style-name="standard" draw:layer="layout" svg:width="5.819cm" svg:height="1.673cm" svg:x="19.78cm" svg:y="7.301cm">
          <draw:text-box>
            <text:p>Endereço bp antigo</text:p>
          </draw:text-box>
        </draw:frame>
        <draw:frame draw:style-name="gr6" draw:layer="layout" svg:width="5.819cm" svg:height="0.962cm" svg:x="19.799cm" svg:y="3.463cm">
          <draw:text-box>
            <text:p>Param1 de func1</text:p>
          </draw:text-box>
        </draw:frame>
        <draw:frame draw:style-name="gr6" draw:layer="layout" svg:width="5.819cm" svg:height="0.962cm" svg:x="19.8cm" svg:y="2.464cm">
          <draw:text-box>
            <text:p>Param2 de func1</text:p>
          </draw:text-box>
        </draw:frame>
        <draw:line draw:style-name="gr3" draw:text-style-name="P4" draw:layer="layout" svg:x1="17.397cm" svg:y1="8.062cm" svg:x2="19.597cm" svg:y2="8.062cm">
          <text:p/>
        </draw:line>
        <draw:frame draw:style-name="gr2" draw:text-style-name="P3" draw:layer="layout" svg:width="7.2cm" svg:height="15.182cm" svg:x="8.7cm" svg:y="0.568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7">sub rsp, 12</text:span></text:p>
            <text:p><text:span text:style-name="T4"><text:s text:c="4"/></text:span><text:span text:style-name="T4">push [rbp-4]</text:span></text:p>
            <text:p><text:span text:style-name="T4"><text:s text:c="3"/></text:span><text:span text:style-name="T6"><text:s/></text:span><text:span text:style-name="T7">push [rbp-8] </text:span></text:p>
            <text:p><text:s text:c="4"/><text:span text:style-name="T5">call func1</text:span></text:p>
            <text:p><text:s text:c="4"/><text:span text:style-name="T3">mov [rbp-12],eax</text:span></text:p>
            <text:p><text:s text:c="3"/>mov rsp,rbp</text:p>
            <text:p><text:s text:c="4"/>pop rbp</text:p>
            <text:p><text:s text:c="4"/>ret</text:p>
            <text:p><text:s/></text:p>
            <text:p>func1: </text:p>
            <text:p><text:s text:c="4"/><text:span text:style-name="T5">push rbp</text:span></text:p>
            <text:p><text:s text:c="2"/><text:span text:style-name="T5"><text:s text:c="2"/></text:span><text:span text:style-name="T5">mov rbp,rsp</text:span></text:p>
            <text:p><text:s text:c="3"/><text:span text:style-name="T3"><text:s/></text:span><text:span text:style-name="T5">sub rsp, 8</text:span></text:p>
            <text:p><text:s text:c="5"/>…</text:p>
            <text:p><text:s text:c="4"/></text:p>
            <text:p><text:s text:c="4"/><text:span text:style-name="T5">mov rsp,rbp</text:span></text:p>
            <text:p><text:s text:c="4"/><text:span text:style-name="T5">pop rbp</text:span></text:p>
            <text:p><text:s text:c="3"/><text:span text:style-name="T5"><text:s/></text:span><text:span text:style-name="T5">ret</text:span></text:p>
          </draw:text-box>
        </draw:frame>
        <draw:frame draw:style-name="gr4" draw:text-style-name="P3" draw:layer="layout" svg:width="1.205cm" svg:height="0.962cm" svg:x="15.792cm" svg:y="7.662cm">
          <draw:text-box>
            <text:p>bp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1">void</text:span> main(<text:span text:style-name="T1">void</text:span>) {</text:p>
            <text:p><text:s text:c="4"/><text:span text:style-name="T1">int</text:span> a, b, c;</text:p>
            <text:p><text:s text:c="4"/><text:span text:style-name="T3">c = </text:span>func1(a,b);</text:p>
            <text:p><text:s text:c="4"/><text:span text:style-name="T1">return</text:span> 0;</text:p>
            <text:p><text:s text:c="2"/>}</text:p>
            <text:p/>
            <text:p><text:span text:style-name="T5"><text:s/></text:span><text:span text:style-name="T8">int</text:span><text:span text:style-name="T5"> func1(</text:span><text:span text:style-name="T8">int</text:span><text:span text:style-name="T5"> a, </text:span><text:span text:style-name="T8">int</text:span><text:span text:style-name="T5"> b) {</text:span>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798cm" svg:y="8.862cm">
          <draw:text-box>
            <text:p>Endereço para onde main deve retornar</text:p>
          </draw:text-box>
        </draw:frame>
        <draw:frame draw:style-name="standard" draw:layer="layout" svg:width="5.819cm" svg:height="0.962cm" svg:x="19.8cm" svg:y="11.262cm">
          <draw:text-box>
            <text:p/>
          </draw:text-box>
        </draw:frame>
        <draw:line draw:style-name="gr3" draw:text-style-name="P4" draw:layer="layout" svg:x1="17.163cm" svg:y1="8.824cm" svg:x2="19.363cm" svg:y2="8.824cm">
          <text:p/>
        </draw:line>
        <draw:frame draw:style-name="gr4" draw:text-style-name="P3" draw:layer="layout" svg:width="1.171cm" svg:height="0.962cm" svg:x="15.792cm" svg:y="8.062cm">
          <draw:text-box>
            <text:p>sp</text:p>
          </draw:text-box>
        </draw:frame>
        <draw:frame draw:style-name="standard" draw:layer="layout" svg:width="5.819cm" svg:height="1.673cm" svg:x="19.78cm" svg:y="7.301cm">
          <draw:text-box>
            <text:p>Endereço bp antigo</text:p>
          </draw:text-box>
        </draw:frame>
        <draw:line draw:style-name="gr3" draw:text-style-name="P4" draw:layer="layout" svg:x1="17.397cm" svg:y1="8.062cm" svg:x2="19.597cm" svg:y2="8.062cm">
          <text:p/>
        </draw:line>
        <draw:frame draw:style-name="gr2" draw:text-style-name="P3" draw:layer="layout" svg:width="7.2cm" svg:height="15.182cm" svg:x="8.7cm" svg:y="0.568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7">sub rsp, 12</text:span></text:p>
            <text:p><text:span text:style-name="T4"><text:s text:c="4"/></text:span><text:span text:style-name="T4">push [rbp-4]</text:span></text:p>
            <text:p><text:span text:style-name="T4"><text:s text:c="3"/></text:span><text:span text:style-name="T6"><text:s/></text:span><text:span text:style-name="T7">push [rbp-8] </text:span></text:p>
            <text:p><text:s text:c="4"/><text:span text:style-name="T5">call func1</text:span></text:p>
            <text:p><text:s text:c="4"/><text:span text:style-name="T5">mov [rbp-12],eax</text:span></text:p>
            <text:p><text:s text:c="3"/><text:span text:style-name="T3">mov rsp,rbp</text:span></text:p>
            <text:p><text:s text:c="4"/>pop rbp</text:p>
            <text:p><text:s text:c="4"/>ret</text:p>
            <text:p><text:s/></text:p>
            <text:p>func1: </text:p>
            <text:p><text:s text:c="4"/><text:span text:style-name="T5">push rbp</text:span></text:p>
            <text:p><text:s text:c="2"/><text:span text:style-name="T5"><text:s text:c="2"/></text:span><text:span text:style-name="T5">mov rbp,rsp</text:span></text:p>
            <text:p><text:s text:c="3"/><text:span text:style-name="T3"><text:s/></text:span><text:span text:style-name="T5">sub rsp, 8</text:span></text:p>
            <text:p><text:s text:c="5"/>…</text:p>
            <text:p><text:s text:c="4"/></text:p>
            <text:p><text:s text:c="4"/><text:span text:style-name="T5">mov rsp,rbp</text:span></text:p>
            <text:p><text:s text:c="4"/><text:span text:style-name="T5">pop rbp</text:span></text:p>
            <text:p><text:s text:c="3"/><text:span text:style-name="T5"><text:s/></text:span><text:span text:style-name="T5">ret</text:span></text:p>
          </draw:text-box>
        </draw:frame>
        <draw:frame draw:style-name="gr4" draw:text-style-name="P3" draw:layer="layout" svg:width="1.205cm" svg:height="0.962cm" svg:x="15.792cm" svg:y="7.662cm">
          <draw:text-box>
            <text:p>bp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draw:frame draw:style-name="gr2" draw:text-style-name="P3" draw:layer="layout" svg:width="7.2cm" svg:height="13.049cm" svg:x="1cm" svg:y="1.151cm">
          <draw:text-box>
            <text:p><text:span text:style-name="T1">void</text:span> main(<text:span text:style-name="T1">void</text:span>) {</text:p>
            <text:p><text:s text:c="4"/><text:span text:style-name="T1">int</text:span> a, b, c;</text:p>
            <text:p><text:s text:c="4"/><text:span text:style-name="T3">c = </text:span>func1(a,b);</text:p>
            <text:p><text:s text:c="4"/><text:span text:style-name="T1">return</text:span> 0;</text:p>
            <text:p><text:s text:c="2"/>}</text:p>
            <text:p/>
            <text:p><text:span text:style-name="T5"><text:s/></text:span><text:span text:style-name="T8">int</text:span><text:span text:style-name="T5"> func1(</text:span><text:span text:style-name="T8">int</text:span><text:span text:style-name="T5"> a, </text:span><text:span text:style-name="T8">int</text:span><text:span text:style-name="T5"> b) {</text:span></text:p>
            <text:p><text:s text:c="5"/><text:span text:style-name="T1">int</text:span> c,d;</text:p>
            <text:p><text:s text:c="5"/>c = a+b;</text:p>
            <text:p><text:s text:c="5"/>d = func2(c);</text:p>
            <text:p><text:s text:c="5"/><text:span text:style-name="T1">return</text:span> c+d;</text:p>
            <text:p>}</text:p>
            <text:p/>
            <text:p><text:span text:style-name="T1">int</text:span> func2(<text:span text:style-name="T1">int</text:span> g)</text:p>
            <text:p>{</text:p>
            <text:p><text:s text:c="2"/><text:span text:style-name="T1">int</text:span> e = g+2; </text:p>
            <text:p><text:s text:c="2"/><text:span text:style-name="T1">return</text:span> g*g;</text:p>
            <text:p>}</text:p>
          </draw:text-box>
        </draw:frame>
        <draw:frame draw:style-name="standard" draw:layer="layout" svg:width="5.819cm" svg:height="2.384cm" svg:x="19.798cm" svg:y="8.862cm">
          <draw:text-box>
            <text:p>Endereço para onde main deve retornar</text:p>
          </draw:text-box>
        </draw:frame>
        <draw:frame draw:style-name="standard" draw:layer="layout" svg:width="5.819cm" svg:height="0.962cm" svg:x="19.8cm" svg:y="11.262cm">
          <draw:text-box>
            <text:p/>
          </draw:text-box>
        </draw:frame>
        <draw:line draw:style-name="gr3" draw:text-style-name="P4" draw:layer="layout" svg:x1="17.163cm" svg:y1="10.124cm" svg:x2="19.363cm" svg:y2="10.124cm">
          <text:p/>
        </draw:line>
        <draw:frame draw:style-name="gr4" draw:text-style-name="P3" draw:layer="layout" svg:width="1.171cm" svg:height="0.962cm" svg:x="15.792cm" svg:y="9.362cm">
          <draw:text-box>
            <text:p>sp</text:p>
          </draw:text-box>
        </draw:frame>
        <draw:line draw:style-name="gr3" draw:text-style-name="P4" draw:layer="layout" svg:x1="17.397cm" svg:y1="13.362cm" svg:x2="19.597cm" svg:y2="13.362cm">
          <text:p/>
        </draw:line>
        <draw:frame draw:style-name="gr2" draw:text-style-name="P3" draw:layer="layout" svg:width="7.2cm" svg:height="15.182cm" svg:x="8.7cm" svg:y="0.568cm">
          <draw:text-box>
            <text:p><text:span text:style-name="T5">main:</text:span></text:p>
            <text:p><text:s text:c="3"/><text:span text:style-name="T5"><text:s/></text:span><text:span text:style-name="T5">push rbp <text:s text:c="3"/></text:span></text:p>
            <text:p><text:s text:c="3"/><text:span text:style-name="T3"><text:s/></text:span><text:span text:style-name="T5">mov rbp,rsp</text:span><text:span text:style-name="T3"> <text:s text:c="3"/></text:span></text:p>
            <text:p><text:s text:c="4"/><text:span text:style-name="T7">sub rsp, 12</text:span></text:p>
            <text:p><text:span text:style-name="T4"><text:s text:c="4"/></text:span><text:span text:style-name="T4">push [rbp-4]</text:span></text:p>
            <text:p><text:span text:style-name="T4"><text:s text:c="3"/></text:span><text:span text:style-name="T6"><text:s/></text:span><text:span text:style-name="T7">push [rbp-8] </text:span></text:p>
            <text:p><text:s text:c="4"/><text:span text:style-name="T5">call func1</text:span></text:p>
            <text:p><text:s text:c="4"/><text:span text:style-name="T5">mov [rbp-12],eax</text:span></text:p>
            <text:p><text:s text:c="3"/><text:span text:style-name="T5">mov rsp,rbp</text:span></text:p>
            <text:p><text:s text:c="2"/><text:span text:style-name="T3"><text:s text:c="2"/></text:span><text:span text:style-name="T3">pop rbp</text:span></text:p>
            <text:p><text:s text:c="4"/>ret</text:p>
            <text:p><text:s/></text:p>
            <text:p>func1: </text:p>
            <text:p><text:s text:c="4"/><text:span text:style-name="T5">push rbp</text:span></text:p>
            <text:p><text:s text:c="2"/><text:span text:style-name="T5"><text:s text:c="2"/></text:span><text:span text:style-name="T5">mov rbp,rsp</text:span></text:p>
            <text:p><text:s text:c="3"/><text:span text:style-name="T3"><text:s/></text:span><text:span text:style-name="T5">sub rsp, 8</text:span></text:p>
            <text:p><text:s text:c="5"/>…</text:p>
            <text:p><text:s text:c="4"/></text:p>
            <text:p><text:s text:c="4"/><text:span text:style-name="T5">mov rsp,rbp</text:span></text:p>
            <text:p><text:s text:c="4"/><text:span text:style-name="T5">pop rbp</text:span></text:p>
            <text:p><text:s text:c="3"/><text:span text:style-name="T5"><text:s/></text:span><text:span text:style-name="T5">ret</text:span></text:p>
          </draw:text-box>
        </draw:frame>
        <draw:frame draw:style-name="gr4" draw:text-style-name="P3" draw:layer="layout" svg:width="1.205cm" svg:height="0.962cm" svg:x="15.792cm" svg:y="12.962cm">
          <draw:text-box>
            <text:p>bp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draw:frame presentation:style-name="pr3" draw:layer="layout" svg:width="25.199cm" svg:height="2.63cm" svg:x="1.4cm" svg:y="0.627cm" presentation:class="title">
          <draw:text-box>
            <text:p>Convenção de chamada em C - 64 bi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meiro parâmetro em rdi</text:p>
                <text:p>Segundo parâmetro em rsi</text:p>
                <text:p>Terceiro parâmetro em rdx</text:p>
                <text:p>Quarto parâmetro em rcx</text:p>
                <text:p>Quinto parâmetro em r8</text:p>
                <text:p>Sexto parâmetro em r9</text:p>
              </text:list-item>
              <text:list-item>
                <text:p>Valor de retorno em ra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draw:frame presentation:style-name="pr3" draw:layer="layout" svg:width="25.199cm" svg:height="2.63cm" svg:x="1.4cm" svg:y="0.627cm" presentation:class="title">
          <draw:text-box>
            <text:p>E se tiver mais de 6 parâmetr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s demais parâmetros são empilhados, da mesma maneira que em 32 bi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draw:frame presentation:style-name="pr4" draw:layer="layout" svg:width="13cm" svg:height="12.6cm" svg:x="0.4cm" svg:y="2.6cm" presentation:class="outline" presentation:user-transformed="true">
          <draw:text-box>
            <text:list text:style-name="L2">
              <text:list-header>
                <text:p>int x,y,z;</text:p>
                <text:p>void main(void)</text:p>
                <text:p>{</text:p>
                <text:p><text:s text:c="4"/>return myfunc(x,y,z);</text:p>
                <text:p>}</text:p>
                <text:p>int myfunc( int a, int b, int c)</text:p>
                <text:p>{</text:p>
                <text:p><text:s text:c="3"/>return a+b+c;</text:p>
                <text:p>}</text:p>
              </text:list-header>
            </text:list>
          </draw:text-box>
        </draw:frame>
        <draw:frame presentation:style-name="pr4" draw:layer="layout" svg:width="13.6cm" svg:height="13.4cm" svg:x="13.8cm" svg:y="2.6cm" presentation:class="outline" presentation:user-transformed="true">
          <draw:text-box>
            <text:list text:style-name="L2">
              <text:list-header>
                <text:p><text:s text:c="2"/><text:span text:style-name="T1">Section</text:span> .data</text:p>
                <text:p><text:s text:c="7"/>resd <text:s/>x 1</text:p>
                <text:p><text:s text:c="7"/>resd y <text:s/>1</text:p>
                <text:p><text:s text:c="7"/>resd z <text:s/>1</text:p>
                <text:p><text:s text:c="2"/><text:span text:style-name="T1">Section</text:span> .text</text:p>
                <text:p><text:s/>main: </text:p>
                <text:p><text:s text:c="8"/>mov edi, [x]</text:p>
                <text:p><text:s text:c="8"/>mov esi, [y]</text:p>
                <text:p><text:s text:c="8"/>mov edx, [z]</text:p>
                <text:p><text:s text:c="8"/>call myfunc</text:p>
                <text:p><text:s text:c="8"/>ret</text:p>
                <text:p>myfunc:</text:p>
                <text:p><text:s text:c="8"/>mov rax,rdi</text:p>
                <text:p><text:s text:c="8"/>add rax, rsi</text:p>
                <text:p><text:s text:c="8"/>add rax, rdx</text:p>
                <text:p><text:s text:c="9"/>ret</text:p>
                <text:p><text:s text:c="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18:09:44.542667004</meta:creation-date>
    <dc:date>2018-10-14T23:29:33.879679595</dc:date>
    <meta:editing-duration>PT1H54M1S</meta:editing-duration>
    <meta:editing-cycles>33</meta:editing-cycles>
    <meta:generator>LibreOffice/5.1.4.2$Linux_X86_64 LibreOffice_project/10m0$Build-2</meta:generator>
    <meta:document-statistic meta:object-count="308"/>
  </office:meta>
</office:document-meta>
</file>